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8.609cm" fo:margin-left="-1.381cm" table:align="left" style:writing-mode="lr-tb"/>
    </style:style>
    <style:style style:name="Таблица2.A" style:family="table-column">
      <style:table-column-properties style:column-width="0.993cm"/>
    </style:style>
    <style:style style:name="Таблица2.B" style:family="table-column">
      <style:table-column-properties style:column-width="6.107cm"/>
    </style:style>
    <style:style style:name="Таблица2.C" style:family="table-column">
      <style:table-column-properties style:column-width="3.778cm"/>
    </style:style>
    <style:style style:name="Таблица2.D" style:family="table-column">
      <style:table-column-properties style:column-width="7.731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1.191cm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3.3cm" style:rel-column-width="1310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7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5.5cm" style:rel-column-width="21845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5.5cm" style:rel-column-width="21845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6a0ffc"/>
    </style:style>
    <style:style style:name="P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a67a27"/>
    </style:style>
    <style:style style:name="P6" style:family="paragraph" style:parent-style-name="Heading_20_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7" style:family="paragraph" style:parent-style-name="Heading_20_1">
      <style:text-properties style:font-name="Liberation Serif" fo:font-size="14pt" fo:font-weight="bold" officeooo:rsid="00a67a27" officeooo:paragraph-rsid="00a67a27" style:font-size-asian="14pt" style:font-weight-asian="bold" style:font-size-complex="14pt" style:font-weight-complex="bold"/>
    </style:style>
    <style:style style:name="P8" style:family="paragraph" style:parent-style-name="Heading_20_1">
      <style:text-properties style:font-name="Liberation Serif" fo:font-size="14pt" fo:font-weight="bold" officeooo:paragraph-rsid="004e7a3a" style:font-size-asian="14pt" style:font-weight-asian="bold" style:font-size-complex="14pt" style:font-weight-complex="bold"/>
    </style:style>
    <style:style style:name="P9" style:family="paragraph" style:parent-style-name="Heading_20_1">
      <style:text-properties style:font-name="Liberation Serif" fo:font-size="14pt" fo:font-weight="bold" officeooo:rsid="00dcd559" officeooo:paragraph-rsid="00dcd55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officeooo:rsid="0019e290" style:font-name-asian="Times New Roman" style:font-size-asian="14pt" style:font-name-complex="Times New Roman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officeooo:rsid="0070461b" officeooo:paragraph-rsid="0070461b" style:font-name-asian="Times New Roman" style:font-size-asian="14pt" style:font-name-complex="Times New Roman" style:font-size-complex="14pt" style:font-weight-complex="bold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30423b" officeooo:paragraph-rsid="00bf6751" style:font-size-asian="14pt" style:font-size-complex="14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bf6751" officeooo:paragraph-rsid="00bf6751" style:font-size-asian="14pt" style:font-size-complex="14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c06daa" officeooo:paragraph-rsid="00c06daa" style:font-size-asian="14pt" style:font-size-complex="14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c277b4" officeooo:paragraph-rsid="00c277b4" style:font-size-asian="14pt" style:font-size-complex="14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c4444f" officeooo:paragraph-rsid="00c4444f" style:font-size-asian="14pt" style:font-size-complex="14pt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c53472" officeooo:paragraph-rsid="00c53472" style:font-size-asian="14pt" style:font-size-complex="14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c7237b" officeooo:paragraph-rsid="00c7237b" style:font-size-asian="14pt" style:font-size-complex="14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c81b1c" officeooo:paragraph-rsid="00c81b1c" style:font-size-asian="14pt" style:font-size-complex="14pt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c97263" officeooo:paragraph-rsid="00c97263" style:font-size-asian="14pt" style:font-size-complex="14p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ca9754" officeooo:paragraph-rsid="00ca9754" style:font-size-asian="14pt" style:font-size-complex="14p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db3cdc" officeooo:paragraph-rsid="00db3cdc" style:font-size-asian="14pt" style:font-size-complex="14pt"/>
    </style:style>
    <style:style style:name="P26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officeooo:rsid="009d13f7" officeooo:paragraph-rsid="009de4e1" style:font-size-asian="14pt" style:font-size-complex="14pt"/>
    </style:style>
    <style:style style:name="P27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style:font-name="Liberation Serif" fo:font-size="14pt" officeooo:rsid="009d13f7" officeooo:paragraph-rsid="009de4e1" style:font-size-asian="14pt" style:font-size-complex="14pt"/>
    </style:style>
    <style:style style:name="P28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style:font-name="Liberation Serif" fo:font-size="14pt" officeooo:rsid="009d13f7" officeooo:paragraph-rsid="009fd29c" style:font-size-asian="14pt" style:font-size-complex="14pt"/>
    </style:style>
    <style:style style:name="P29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officeooo:rsid="009fd29c" officeooo:paragraph-rsid="009fd29c" style:font-size-asian="14pt" style:font-size-complex="14pt"/>
    </style:style>
    <style:style style:name="P30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officeooo:rsid="00a15d52" officeooo:paragraph-rsid="00a15d52" style:font-size-asian="14pt" style:font-size-complex="14pt"/>
    </style:style>
    <style:style style:name="P31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officeooo:rsid="00a2849b" officeooo:paragraph-rsid="00a2849b" style:font-size-asian="14pt" style:font-size-complex="14pt"/>
    </style:style>
    <style:style style:name="P32" style:family="paragraph" style:parent-style-name="List_20_Paragraph">
      <style:text-properties style:font-name="Liberation Serif" fo:font-size="14pt" style:font-size-asian="14pt" style:font-size-complex="14pt"/>
    </style:style>
    <style:style style:name="P33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style:font-name="Liberation Serif" fo:font-size="14pt" officeooo:rsid="00ab649b" officeooo:paragraph-rsid="009607d1" style:font-size-asian="14pt" style:font-size-complex="14pt"/>
    </style:style>
    <style:style style:name="P34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style:font-name="Liberation Serif" fo:font-size="14pt" officeooo:paragraph-rsid="009607d1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4pt" officeooo:rsid="00de0102" officeooo:paragraph-rsid="00de0102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4pt" officeooo:paragraph-rsid="00e56269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4pt" officeooo:rsid="00de7b21" officeooo:paragraph-rsid="00de7b21" style:font-size-asian="14pt" style:font-size-complex="14pt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paragraph-rsid="00bf6751" style:font-size-asian="14pt" style:font-size-complex="14pt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bf6751" officeooo:paragraph-rsid="00bf6751" style:font-size-asian="14pt" style:font-size-complex="14pt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26d1c" officeooo:paragraph-rsid="00c26d1c" style:font-size-asian="14pt" style:font-size-complex="14pt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4444f" officeooo:paragraph-rsid="00c4444f" style:font-size-asian="14pt" style:font-size-complex="14pt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53472" officeooo:paragraph-rsid="00c53472" style:font-size-asian="14pt" style:font-size-complex="14p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7237b" officeooo:paragraph-rsid="00c7237b" style:font-size-asian="14pt" style:font-size-complex="14pt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81b1c" officeooo:paragraph-rsid="00c81b1c" style:font-size-asian="14pt" style:font-size-complex="14pt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97263" officeooo:paragraph-rsid="00c97263" style:font-size-asian="14pt" style:font-size-complex="14pt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a9754" officeooo:paragraph-rsid="00ca9754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4pt" officeooo:rsid="00dcd559" officeooo:paragraph-rsid="00dcd559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4pt" officeooo:rsid="00f55c52" officeooo:paragraph-rsid="00f55c52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4pt" officeooo:rsid="00f5a16c" officeooo:paragraph-rsid="00f5a16c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14pt" officeooo:rsid="00f644cb" officeooo:paragraph-rsid="00f644cb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14pt" officeooo:rsid="00f7b0bf" officeooo:paragraph-rsid="00f7b0bf" style:font-size-asian="14pt" style:font-size-complex="14pt"/>
    </style:style>
    <style:style style:name="P53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style:font-name="Liberation Serif" fo:font-size="14pt" style:text-underline-style="solid" style:text-underline-width="auto" style:text-underline-color="font-color" officeooo:rsid="009d13f7" officeooo:paragraph-rsid="009de4e1" style:font-size-asian="14pt" style:font-size-complex="14pt"/>
    </style:style>
    <style:style style:name="P54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solid" style:text-underline-width="auto" style:text-underline-color="font-color" officeooo:rsid="009de4e1" officeooo:paragraph-rsid="009de4e1" style:font-size-asian="14pt" style:font-size-complex="14pt"/>
    </style:style>
    <style:style style:name="P55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solid" style:text-underline-width="auto" style:text-underline-color="font-color" officeooo:rsid="009fd29c" officeooo:paragraph-rsid="009fd29c" style:font-size-asian="14pt" style:font-size-complex="14pt"/>
    </style:style>
    <style:style style:name="P56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solid" style:text-underline-width="auto" style:text-underline-color="font-color" officeooo:rsid="00a15d52" officeooo:paragraph-rsid="00a15d52" style:font-size-asian="14pt" style:font-size-complex="14pt"/>
    </style:style>
    <style:style style:name="P57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solid" style:text-underline-width="auto" style:text-underline-color="font-color" officeooo:rsid="00a2849b" officeooo:paragraph-rsid="00a2849b" style:font-size-asian="14pt" style:font-size-complex="14pt"/>
    </style:style>
    <style:style style:name="P58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9fd29c" officeooo:paragraph-rsid="009fd29c" style:font-size-asian="14pt" style:font-size-complex="14pt"/>
    </style:style>
    <style:style style:name="P59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none" officeooo:rsid="009fd29c" officeooo:paragraph-rsid="009fd29c" style:font-size-asian="14pt" style:font-size-complex="14pt"/>
    </style:style>
    <style:style style:name="P60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none" officeooo:rsid="009fd29c" officeooo:paragraph-rsid="00a15d52" style:font-size-asian="14pt" style:font-size-complex="14pt"/>
    </style:style>
    <style:style style:name="P61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none" fo:font-weight="normal" officeooo:rsid="009d13f7" officeooo:paragraph-rsid="009de4e1" style:font-size-asian="14pt" style:font-weight-asian="normal" style:font-size-complex="14pt" style:font-weight-complex="normal"/>
    </style:style>
    <style:style style:name="P62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0de7b21" officeooo:paragraph-rsid="00de7b21" style:font-size-asian="14pt" style:font-weight-asian="normal" style:font-size-complex="14pt" style:font-weight-complex="normal"/>
    </style:style>
    <style:style style:name="P63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64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0f8c594" officeooo:paragraph-rsid="00f8c594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style:font-name="Liberation Serif" fo:font-size="14pt" fo:font-weight="normal" officeooo:paragraph-rsid="009de4e1" style:font-size-asian="14pt" style:font-size-complex="14pt"/>
    </style:style>
    <style:style style:name="P66" style:family="paragraph" style:parent-style-name="Standard">
      <style:paragraph-properties fo:margin-top="0cm" fo:margin-bottom="0cm" style:contextual-spacing="false" fo:line-height="100%"/>
      <style:text-properties style:font-name="Liberation Serif" fo:language="ru" fo:country="RU" fo:font-weight="bold" style:font-name-asian="Times New Roman" style:font-weight-asian="bold" style:font-name-complex="Times New Roman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style:font-name="Liberation Serif" fo:language="ru" fo:country="RU" fo:font-style="italic" officeooo:rsid="0019e290" officeooo:paragraph-rsid="0019e290" style:font-name-asian="Times New Roman" style:font-style-asian="italic" style:font-name-complex="Times New Roman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ru" fo:country="RU" fo:font-style="italic" style:font-name-asian="Times New Roman" style:font-style-asian="italic" style:font-name-complex="Times New Roman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2pt" fo:language="ru" fo:country="RU" fo:font-weight="bold" style:font-name-asian="Times New Roman" style:font-size-asian="12pt" style:font-weight-asian="bold" style:font-name-complex="Times New Roman"/>
    </style:style>
    <style:style style:name="P70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language="ru" fo:country="RU" fo:font-weight="bold" style:font-name-asian="Times New Roman" style:font-size-asian="12pt" style:font-weight-asian="bold" style:font-name-complex="Times New Roman"/>
    </style:style>
    <style:style style:name="P71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fo:language="ru" fo:country="RU" style:font-name-asian="Times New Roman" style:font-size-asian="12pt" style:font-name-complex="Times New Roman"/>
    </style:style>
    <style:style style:name="P72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fo:language="ru" fo:country="RU" fo:font-style="italic" style:font-name-asian="Times New Roman" style:font-size-asian="12pt" style:font-style-asian="italic" style:font-name-complex="Times New Roman"/>
    </style:style>
    <style:style style:name="P73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Liberation Serif" fo:font-size="6pt" fo:language="ru" fo:country="RU" style:font-name-asian="Times New Roman" style:font-size-asian="6pt" style:font-name-complex="Times New Roman" style:font-size-complex="14pt" style:font-weight-complex="bold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style:font-name="Liberation Serif"/>
    </style:style>
    <style:style style:name="P7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/>
    </style:style>
    <style:style style:name="P7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en" fo:country="US" fo:font-style="italic" style:font-name-asian="Times New Roman" style:font-style-asian="italic" style:font-name-complex="Times New Roman"/>
    </style:style>
    <style:style style:name="P7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0a67a27" officeooo:paragraph-rsid="00a67a27" fo:background-color="transparent"/>
    </style:style>
    <style:style style:name="P7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0a67a27" officeooo:paragraph-rsid="00bc7a21" fo:background-color="transparent"/>
    </style:style>
    <style:style style:name="P7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0a67a27" officeooo:paragraph-rsid="00f15b01" fo:background-color="transparent"/>
    </style:style>
    <style:style style:name="P80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 style:font-weight-complex="bold"/>
    </style:style>
    <style:style style:name="P81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Liberation Serif" fo:font-size="14pt" fo:language="ru" fo:country="RU" fo:background-color="transparent" style:font-name-asian="Times New Roman" style:font-size-asian="14pt" style:language-asian="ru" style:country-asian="RU" style:font-name-complex="Times New Roman" style:font-size-complex="14pt" style:font-weight-complex="bold"/>
    </style:style>
    <style:style style:name="P82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7cffe" officeooo:paragraph-rsid="003beaa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3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7cffe" officeooo:paragraph-rsid="001b4fb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4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038ceb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5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0946a9d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6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019e29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7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55add" officeooo:paragraph-rsid="00776dca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8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96230d" officeooo:paragraph-rsid="0096230d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9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ab77d9" officeooo:paragraph-rsid="009607d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0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style="normal" fo:font-weight="bold" officeooo:rsid="0019e290" officeooo:paragraph-rsid="009607d1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91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style="normal" fo:font-weight="normal" officeooo:rsid="009607d1" officeooo:paragraph-rsid="009607d1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2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style="normal" fo:font-weight="normal" officeooo:rsid="0096145b" officeooo:paragraph-rsid="0096145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3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style="normal" fo:font-weight="normal" officeooo:rsid="00ab649b" officeooo:paragraph-rsid="009607d1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4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fo:background-color="#1e1e1e" style:font-size-asian="14pt" style:font-size-complex="14pt"/>
    </style:style>
    <style:style style:name="P95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0a3af39" fo:background-color="#1e1e1e" style:font-size-asian="14pt" style:font-size-complex="14pt"/>
    </style:style>
    <style:style style:name="P96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0a90e53" fo:background-color="#1e1e1e" style:font-size-asian="14pt" style:font-size-complex="14pt"/>
    </style:style>
    <style:style style:name="P97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0aa2478" fo:background-color="#1e1e1e" style:font-size-asian="14pt" style:font-size-complex="14pt"/>
    </style:style>
    <style:style style:name="P98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0adf78d" fo:background-color="#1e1e1e" style:font-size-asian="14pt" style:font-size-complex="14pt"/>
    </style:style>
    <style:style style:name="P99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0ae4380" fo:background-color="#1e1e1e" style:font-size-asian="14pt" style:font-size-complex="14pt"/>
    </style:style>
    <style:style style:name="P100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0ae8967" fo:background-color="#1e1e1e" style:font-size-asian="14pt" style:font-size-complex="14pt"/>
    </style:style>
    <style:style style:name="P101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0aa26ae" fo:background-color="#1e1e1e" style:font-size-asian="14pt" style:font-size-complex="14pt"/>
    </style:style>
    <style:style style:name="P102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0b478be" fo:background-color="#1e1e1e" style:font-size-asian="14pt" style:font-size-complex="14pt"/>
    </style:style>
    <style:style style:name="P103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0b5def4" fo:background-color="#1e1e1e" style:font-size-asian="14pt" style:font-size-complex="14pt"/>
    </style:style>
    <style:style style:name="P104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0b6e7a4" fo:background-color="#1e1e1e" style:font-size-asian="14pt" style:font-size-complex="14pt"/>
    </style:style>
    <style:style style:name="P105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0b76396" fo:background-color="#1e1e1e" style:font-size-asian="14pt" style:font-size-complex="14pt"/>
    </style:style>
    <style:style style:name="P106" style:family="paragraph" style:parent-style-name="Standard">
      <style:text-properties fo:color="#d4d4d4" loext:opacity="100%" style:font-name="Liberation Mono" fo:font-size="14pt" fo:font-weight="normal" officeooo:rsid="00a67a27" officeooo:paragraph-rsid="00a67a27" fo:background-color="#1e1e1e" style:font-size-asian="14pt" style:font-weight-asian="normal" style:font-size-complex="14pt" style:font-weight-complex="normal"/>
    </style:style>
    <style:style style:name="P107" style:family="paragraph" style:parent-style-name="Standard">
      <style:text-properties fo:color="#d4d4d4" loext:opacity="100%" style:font-name="Liberation Mono" fo:font-size="14pt" fo:font-weight="normal" officeooo:rsid="00a67a27" officeooo:paragraph-rsid="00b1eb56" fo:background-color="#1e1e1e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margin-top="0cm" fo:margin-bottom="0cm" style:contextual-spacing="false" style:line-height-at-least="0.503cm"/>
      <style:text-properties style:font-name="Liberation Mono" fo:font-size="14pt" style:font-size-asian="14pt" style:font-size-complex="14pt"/>
    </style:style>
    <style:style style:name="P109" style:family="paragraph" style:parent-style-name="Standard">
      <style:text-properties style:font-name="Liberation Mono" fo:font-size="14pt" officeooo:paragraph-rsid="00b1eb56" style:font-size-asian="14pt" style:font-size-complex="14pt"/>
    </style:style>
    <style:style style:name="P110" style:family="paragraph" style:parent-style-name="Standard">
      <style:text-properties style:font-name="Liberation Mono" fo:font-size="14pt" officeooo:paragraph-rsid="00b31a8b" style:font-size-asian="14pt" style:font-size-complex="14pt"/>
    </style:style>
    <style:style style:name="P111" style:family="paragraph" style:parent-style-name="Contents_20_Heading">
      <style:text-properties style:use-window-font-color="true" loext:opacity="0%" style:font-name="Liberation Serif" fo:background-color="transparent"/>
    </style:style>
    <style:style style:name="P11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0907a36" officeooo:paragraph-rsid="00907a36"/>
    </style:style>
    <style:style style:name="P113" style:family="paragraph" style:parent-style-name="Standard">
      <style:text-properties style:font-name="Droid Sans Mono" fo:font-size="14pt" officeooo:paragraph-rsid="00b22293" style:font-size-asian="14pt" style:font-size-complex="14pt"/>
    </style:style>
    <style:style style:name="P114" style:family="paragraph" style:parent-style-name="Standard">
      <style:paragraph-properties fo:margin-top="0cm" fo:margin-bottom="0cm" style:contextual-spacing="false" style:line-height-at-least="0.503cm"/>
      <style:text-properties style:font-name="Droid Sans Mono" fo:font-size="14pt" style:font-size-asian="14pt" style:font-size-complex="14pt"/>
    </style:style>
    <style:style style:name="P115" style:family="paragraph" style:parent-style-name="Standard">
      <style:text-properties style:font-name="Droid Sans Mono" fo:font-size="14pt" fo:font-weight="normal" officeooo:rsid="00a67a27" officeooo:paragraph-rsid="00a67a27" style:font-size-asian="14pt" style:font-weight-asian="normal" style:font-size-complex="14pt" style:font-weight-complex="normal"/>
    </style:style>
    <style:style style:name="P116" style:family="paragraph" style:parent-style-name="Standard">
      <style:text-properties fo:color="#569cd6" loext:opacity="100%" style:font-name="Droid Sans Mono" fo:font-size="14pt" fo:font-weight="normal" officeooo:rsid="00a67a27" officeooo:paragraph-rsid="00a67a27" fo:background-color="#1e1e1e" style:font-size-asian="14pt" style:font-weight-asian="normal" style:font-size-complex="14pt" style:font-weight-complex="normal"/>
    </style:style>
    <style:style style:name="P117" style:family="paragraph" style:parent-style-name="Heading_20_1">
      <style:text-properties style:font-name="Liberation Serif" fo:font-size="14pt" fo:font-weight="bold" officeooo:rsid="00755add" officeooo:paragraph-rsid="00755add" style:font-size-asian="14pt" style:font-weight-asian="bold" style:font-size-complex="14pt" style:font-weight-complex="bold"/>
    </style:style>
    <style:style style:name="P118" style:family="paragraph" style:parent-style-name="Heading_20_1">
      <style:text-properties style:font-name="Liberation Serif" fo:font-size="14pt" fo:font-weight="bold" officeooo:rsid="00a67a27" officeooo:paragraph-rsid="00ca9754" style:font-size-asian="14pt" style:font-weight-asian="bold" style:font-size-complex="14pt" style:font-weight-complex="bold"/>
    </style:style>
    <style:style style:name="P119" style:family="paragraph" style:parent-style-name="Heading_20_1">
      <style:text-properties style:font-name="Liberation Serif" fo:font-size="14pt" fo:font-weight="bold" officeooo:rsid="0103b806" officeooo:paragraph-rsid="0103b806" style:font-size-asian="14pt" style:font-weight-asian="bold" style:font-size-complex="14pt" style:font-weight-complex="bold"/>
    </style:style>
    <style:style style:name="P120" style:family="paragraph" style:parent-style-name="Heading_20_1">
      <style:text-properties style:font-name="Liberation Serif" fo:font-size="14pt" fo:font-weight="bold" officeooo:rsid="0104d0cd" officeooo:paragraph-rsid="0104d0cd" style:font-size-asian="14pt" style:font-weight-asian="bold" style:font-size-complex="14pt" style:font-weight-complex="bold"/>
    </style:style>
    <style:style style:name="P121" style:family="paragraph" style:parent-style-name="Heading_20_1">
      <style:text-properties style:font-name="Liberation Serif" fo:font-size="14pt" fo:font-weight="bold" officeooo:rsid="00dcd559" officeooo:paragraph-rsid="00dcd559" style:font-size-asian="14pt" style:font-weight-asian="bold" style:font-size-complex="14pt" style:font-weight-complex="bold"/>
    </style:style>
    <style:style style:name="P122" style:family="paragraph" style:parent-style-name="Heading_20_1">
      <style:text-properties style:font-name="Liberation Serif" fo:font-size="14pt" fo:font-weight="bold" officeooo:rsid="0104d6ca" officeooo:paragraph-rsid="0104d6ca" style:font-size-asian="14pt" style:font-weight-asian="bold" style:font-size-complex="14pt" style:font-weight-complex="bold"/>
    </style:style>
    <style:style style:name="P123" style:family="paragraph" style:parent-style-name="Heading_20_1">
      <style:text-properties style:font-name="Liberation Serif" fo:font-size="14pt" fo:font-weight="bold" officeooo:rsid="0105838a" officeooo:paragraph-rsid="0105838a" style:font-size-asian="14pt" style:font-weight-asian="bold" style:font-size-complex="14pt" style:font-weight-complex="bold"/>
    </style:style>
    <style:style style:name="P124" style:family="paragraph" style:parent-style-name="Heading_20_1">
      <style:text-properties style:font-name="Liberation Serif" fo:font-size="14pt" fo:font-weight="bold" officeooo:rsid="0105ed31" officeooo:paragraph-rsid="0105ed31" style:font-size-asian="14pt" style:font-weight-asian="bold" style:font-size-complex="14pt" style:font-weight-complex="bold"/>
    </style:style>
    <style:style style:name="P125" style:family="paragraph" style:parent-style-name="List_20_Paragraph" style:list-style-name="WWNum2">
      <style:paragraph-properties fo:margin-left="0.63cm" fo:margin-right="0cm" fo:margin-top="0.423cm" fo:margin-bottom="0cm" style:contextual-spacing="true" fo:line-height="100%" fo:text-indent="-0.63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loext:opacity="100%"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 style:font-weight-complex="bold"/>
    </style:style>
    <style:style style:name="P126" style:family="paragraph" style:parent-style-name="List_20_Paragraph" style:list-style-name="L1" style:master-page-name="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weight="bold" officeooo:rsid="001ab047" officeooo:paragraph-rsid="001ab047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127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bold" officeooo:rsid="001ab047" officeooo:paragraph-rsid="001b4fb0" style:font-name-asian="Times New Roman" style:font-size-asian="14pt" style:language-asian="ru" style:country-asian="RU" style:font-weight-asian="bold" style:font-name-complex="Times New Roman" style:font-size-complex="14pt"/>
    </style:style>
    <style:style style:name="P128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9ae0f3" officeooo:paragraph-rsid="009ae0f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9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55add" officeooo:paragraph-rsid="001b4fb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0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9b2543" officeooo:paragraph-rsid="009b254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1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09b2543" officeooo:paragraph-rsid="009b254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2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0a57bcc" officeooo:paragraph-rsid="00a57bcc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3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officeooo:rsid="001ab047" officeooo:paragraph-rsid="001b4fb0" style:font-size-asian="14pt" style:font-size-complex="14pt"/>
    </style:style>
    <style:style style:name="P134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normal" officeooo:rsid="009b2543" officeooo:paragraph-rsid="009b2543" style:font-size-asian="14pt" style:font-weight-asian="normal" style:font-size-complex="14pt" style:font-weight-complex="normal"/>
    </style:style>
    <style:style style:name="P135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style="normal" fo:font-weight="bold" officeooo:rsid="002ce9a5" officeooo:paragraph-rsid="002ce9a5" style:font-size-asian="14pt" style:font-style-asian="normal" style:font-weight-asian="bold" style:font-size-complex="14pt" style:font-style-complex="normal" style:font-weight-complex="bold"/>
    </style:style>
    <style:style style:name="P136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1019ffc" officeooo:paragraph-rsid="01019ffc" style:font-size-asian="12.25pt" style:font-weight-asian="normal" style:font-size-complex="14pt" style:font-weight-complex="normal"/>
    </style:style>
    <style:style style:name="T1" style:family="text">
      <style:text-properties fo:color="#000000" loext:opacity="100%" fo:language="ru" fo:country="RU" style:font-name-asian="Times New Roman" style:language-asian="ru" style:country-asian="RU" style:font-name-complex="Times New Roman"/>
    </style:style>
    <style:style style:name="T2" style:family="text">
      <style:text-properties fo:color="#000000" loext:opacity="100%" fo:language="ru" fo:country="RU" officeooo:rsid="001b4fb0" style:font-name-asian="Times New Roman" style:language-asian="ru" style:country-asian="RU" style:font-name-complex="Times New Roman"/>
    </style:style>
    <style:style style:name="T3" style:family="text">
      <style:text-properties fo:color="#000000" loext:opacity="100%" fo:language="ru" fo:country="RU" fo:font-weight="bold" style:font-name-asian="Times New Roman" style:language-asian="ru" style:country-asian="RU" style:font-weight-asian="bold" style:font-name-complex="Times New Roman"/>
    </style:style>
    <style:style style:name="T4" style:family="text">
      <style:text-properties fo:color="#000000" loext:opacity="100%" fo:language="ru" fo:country="RU" fo:font-weight="bold" officeooo:rsid="001b4fb0" style:font-name-asian="Times New Roman" style:language-asian="ru" style:country-asian="RU" style:font-weight-asian="bold" style:font-name-complex="Times New Roman"/>
    </style:style>
    <style:style style:name="T5" style:family="text">
      <style:text-properties fo:color="#000000" loext:opacity="100%" fo:language="ru" fo:country="RU" fo:font-weight="bold" officeooo:rsid="0077cffe" style:font-name-asian="Times New Roman" style:language-asian="ru" style:country-asian="RU" style:font-weight-asian="bold" style:font-name-complex="Times New Roman"/>
    </style:style>
    <style:style style:name="T6" style:family="text">
      <style:text-properties fo:color="#000000" loext:opacity="100%" fo:language="ru" fo:country="RU" fo:font-style="normal" fo:font-weight="normal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color="#000000" loext:opacity="100%" fo:language="ru" fo:country="RU" fo:font-style="normal" fo:font-weight="normal" officeooo:rsid="002817ca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color="#000000" loext:opacity="100%" fo:language="ru" fo:country="RU" fo:font-style="normal" fo:font-weight="normal" officeooo:rsid="0096230d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9" style:family="text">
      <style:text-properties fo:color="#000000" loext:opacity="100%" fo:language="ru" fo:country="RU" fo:font-style="normal" fo:font-weight="bold" officeooo:rsid="00aa8512" style:font-name-asian="Times New Roman" style:language-asian="ru" style:country-asian="RU" style:font-style-asian="normal" style:font-weight-asian="bold" style:font-name-complex="Times New Roman" style:font-style-complex="normal" style:font-weight-complex="bold"/>
    </style:style>
    <style:style style:name="T10" style:family="text">
      <style:text-properties fo:color="#000000" loext:opacity="100%" fo:language="ru" fo:country="RU" fo:font-style="normal" fo:font-weight="bold" officeooo:rsid="0019e290" style:font-name-asian="Times New Roman" style:language-asian="ru" style:country-asian="RU" style:font-style-asian="normal" style:font-weight-asian="bold" style:font-name-complex="Times New Roman" style:font-style-complex="normal" style:font-weight-complex="bold"/>
    </style:style>
    <style:style style:name="T11" style:family="text">
      <style:text-properties fo:color="#000000" loext:opacity="100%" fo:language="ru" fo:country="RU" fo:font-style="italic" fo:font-weight="normal" officeooo:rsid="0096230d" style:font-name-asian="Times New Roman" style:language-asian="ru" style:country-asian="RU" style:font-style-asian="italic" style:font-weight-asian="normal" style:font-name-complex="Times New Roman" style:font-style-complex="italic" style:font-weight-complex="normal"/>
    </style:style>
    <style:style style:name="T12" style:family="text">
      <style:text-properties fo:color="#000000" loext:opacity="100%" fo:font-size="18pt" fo:language="ru" fo:country="RU" style:text-underline-style="solid" style:text-underline-width="auto" style:text-underline-color="font-color" fo:font-weight="bold" style:font-name-asian="Times New Roman" style:font-size-asian="18pt" style:font-weight-asian="bold" style:font-name-complex="Times New Roman" style:font-size-complex="14pt" style:font-weight-complex="bold"/>
    </style:style>
    <style:style style:name="T13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019e290" style:font-name-asian="Times New Roman" style:font-size-asian="18pt" style:font-weight-asian="bold" style:font-name-complex="Times New Roman" style:font-size-complex="14pt" style:font-weight-complex="bold"/>
    </style:style>
    <style:style style:name="T14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0a74d88" style:font-name-asian="Times New Roman" style:font-size-asian="18pt" style:font-weight-asian="bold" style:font-name-complex="Times New Roman" style:font-size-complex="14pt" style:font-weight-complex="bold"/>
    </style:style>
    <style:style style:name="T15" style:family="text">
      <style:text-properties fo:color="#000000" loext:opacity="100%" fo:background-color="transparent" loext:char-shading-value="0"/>
    </style:style>
    <style:style style:name="T16" style:family="text">
      <style:text-properties fo:color="#000000" loext:opacity="100%" style:font-name="Liberation Serif" fo:background-color="transparent" loext:char-shading-value="0"/>
    </style:style>
    <style:style style:name="T17" style:family="text">
      <style:text-properties fo:color="#000000" loext:opacity="100%" style:font-name="Liberation Serif" officeooo:rsid="00b991f0" fo:background-color="transparent" loext:char-shading-value="0"/>
    </style:style>
    <style:style style:name="T18" style:family="text">
      <style:text-properties fo:color="#000000" loext:opacity="100%" style:font-name="Liberation Serif" fo:font-weight="normal" fo:background-color="transparent" loext:char-shading-value="0"/>
    </style:style>
    <style:style style:name="T19" style:family="text">
      <style:text-properties fo:color="#000000" loext:opacity="100%" style:font-name="Liberation Serif" fo:font-weight="normal" officeooo:rsid="00b9e6ae" fo:background-color="transparent" loext:char-shading-value="0"/>
    </style:style>
    <style:style style:name="T20" style:family="text">
      <style:text-properties fo:font-size="12pt" fo:language="ru" fo:country="RU" style:font-name-asian="Times New Roman" style:font-size-asian="12pt" style:font-name-complex="Times New Roman"/>
    </style:style>
    <style:style style:name="T21" style:family="text">
      <style:text-properties fo:font-size="12pt" style:font-name-asian="Times New Roman" style:font-size-asian="12pt" style:font-name-complex="Times New Roman"/>
    </style:style>
    <style:style style:name="T22" style:family="text">
      <style:text-properties fo:font-size="14pt" fo:language="ru" fo:country="RU" style:font-name-asian="Times New Roman" style:font-size-asian="14pt" style:font-name-complex="Times New Roman" style:font-size-complex="14pt" style:font-weight-complex="bold"/>
    </style:style>
    <style:style style:name="T23" style:family="text">
      <style:text-properties fo:font-size="14pt" fo:language="ru" fo:country="RU" officeooo:rsid="0072a047" style:font-name-asian="Times New Roman" style:font-size-asian="14pt" style:font-name-complex="Times New Roman" style:font-size-complex="14pt" style:font-weight-complex="bold"/>
    </style:style>
    <style:style style:name="T24" style:family="text">
      <style:text-properties fo:font-size="14pt" fo:language="ru" fo:country="RU" officeooo:rsid="0019e290" style:font-name-asian="Times New Roman" style:font-size-asian="14pt" style:font-name-complex="Times New Roman" style:font-size-complex="14pt" style:font-weight-complex="bold"/>
    </style:style>
    <style:style style:name="T25" style:family="text">
      <style:text-properties fo:font-size="14pt" fo:language="ru" fo:country="RU" officeooo:rsid="00a67a27" style:font-name-asian="Times New Roman" style:font-size-asian="14pt" style:font-name-complex="Times New Roman" style:font-size-complex="14pt" style:font-weight-complex="bold"/>
    </style:style>
    <style:style style:name="T26" style:family="text">
      <style:text-properties fo:font-size="14pt" fo:language="ru" fo:country="RU" fo:font-style="italic" style:font-name-asian="Times New Roman" style:font-size-asian="14pt" style:font-style-asian="italic" style:font-name-complex="Times New Roman"/>
    </style:style>
    <style:style style:name="T27" style:family="text">
      <style:text-properties fo:font-size="14pt" fo:language="ru" fo:country="RU" fo:font-style="italic" officeooo:rsid="0019e290" style:font-name-asian="Times New Roman" style:font-size-asian="14pt" style:font-style-asian="italic" style:font-name-complex="Times New Roman"/>
    </style:style>
    <style:style style:name="T28" style:family="text">
      <style:text-properties fo:font-size="14pt" fo:language="ru" fo:country="RU" fo:font-style="italic" officeooo:rsid="0072a047" style:font-name-asian="Times New Roman" style:font-size-asian="14pt" style:font-style-asian="italic" style:font-name-complex="Times New Roman"/>
    </style:style>
    <style:style style:name="T29" style:family="text">
      <style:text-properties fo:font-size="14pt" fo:language="ru" fo:country="RU" fo:font-style="italic" officeooo:rsid="002362e6" style:font-name-asian="Times New Roman" style:font-size-asian="14pt" style:font-style-asian="italic" style:font-name-complex="Times New Roman"/>
    </style:style>
    <style:style style:name="T30" style:family="text">
      <style:text-properties style:font-name="Liberation Serif" fo:background-color="transparent" loext:char-shading-value="0"/>
    </style:style>
    <style:style style:name="T31" style:family="text">
      <style:text-properties style:font-name="Liberation Serif" officeooo:rsid="00907a36" fo:background-color="transparent" loext:char-shading-value="0"/>
    </style:style>
    <style:style style:name="T32" style:family="text">
      <style:text-properties style:font-name="Liberation Serif" officeooo:rsid="00a67a27" fo:background-color="transparent" loext:char-shading-value="0"/>
    </style:style>
    <style:style style:name="T33" style:family="text">
      <style:text-properties style:font-name="Liberation Serif" officeooo:rsid="00f05b3b" fo:background-color="transparent" loext:char-shading-value="0"/>
    </style:style>
    <style:style style:name="T34" style:family="text">
      <style:text-properties style:font-name="Liberation Serif" officeooo:rsid="00f15b01" fo:background-color="transparent" loext:char-shading-value="0"/>
    </style:style>
    <style:style style:name="T35" style:family="text">
      <style:text-properties style:font-name="Liberation Serif" officeooo:rsid="00f3f650" fo:background-color="transparent" loext:char-shading-value="0"/>
    </style:style>
    <style:style style:name="T36" style:family="text">
      <style:text-properties style:font-name="Liberation Serif" officeooo:rsid="00f89085" fo:background-color="transparent" loext:char-shading-value="0"/>
    </style:style>
    <style:style style:name="T37" style:family="text">
      <style:text-properties style:font-name="Liberation Serif" officeooo:rsid="0106498e" fo:background-color="transparent" loext:char-shading-value="0"/>
    </style:style>
    <style:style style:name="T38" style:family="text">
      <style:text-properties officeooo:rsid="0077cffe"/>
    </style:style>
    <style:style style:name="T39" style:family="text">
      <style:text-properties officeooo:rsid="0092f2af"/>
    </style:style>
    <style:style style:name="T40" style:family="text">
      <style:text-properties fo:font-weight="bold" officeooo:rsid="006abaa6" style:font-weight-asian="bold" style:font-weight-complex="bold"/>
    </style:style>
    <style:style style:name="T41" style:family="text">
      <style:text-properties fo:color="#569cd6" loext:opacity="100%"/>
    </style:style>
    <style:style style:name="T42" style:family="text">
      <style:text-properties fo:color="#569cd6" loext:opacity="100%" style:font-name="Liberation Mono" fo:background-color="#1e1e1e" loext:char-shading-value="0"/>
    </style:style>
    <style:style style:name="T43" style:family="text">
      <style:text-properties fo:color="#569cd6" loext:opacity="100%" fo:font-weight="normal" fo:background-color="#1e1e1e" loext:char-shading-value="0"/>
    </style:style>
    <style:style style:name="T44" style:family="text">
      <style:text-properties fo:color="#569cd6" loext:opacity="100%" fo:font-weight="normal" officeooo:rsid="00a67a27" fo:background-color="#1e1e1e" loext:char-shading-value="0" style:font-weight-asian="normal" style:font-weight-complex="normal"/>
    </style:style>
    <style:style style:name="T45" style:family="text">
      <style:text-properties fo:color="#569cd6" loext:opacity="100%" fo:background-color="#1e1e1e" loext:char-shading-value="0"/>
    </style:style>
    <style:style style:name="T46" style:family="text">
      <style:text-properties fo:color="#b5cea8" loext:opacity="100%"/>
    </style:style>
    <style:style style:name="T47" style:family="text">
      <style:text-properties fo:color="#d4d4d4" loext:opacity="100%" style:font-name="Liberation Mono" fo:background-color="#1e1e1e" loext:char-shading-value="0"/>
    </style:style>
    <style:style style:name="T48" style:family="text">
      <style:text-properties fo:color="#d4d4d4" loext:opacity="100%" fo:font-weight="normal" fo:background-color="#1e1e1e" loext:char-shading-value="0"/>
    </style:style>
    <style:style style:name="T49" style:family="text">
      <style:text-properties fo:color="#d4d4d4" loext:opacity="100%" fo:font-weight="normal" officeooo:rsid="00a67a27" fo:background-color="#1e1e1e" loext:char-shading-value="0" style:font-weight-asian="normal" style:font-weight-complex="normal"/>
    </style:style>
    <style:style style:name="T50" style:family="text">
      <style:text-properties fo:color="#d4d4d4" loext:opacity="100%" fo:font-weight="normal" officeooo:rsid="00b950fe" fo:background-color="#1e1e1e" loext:char-shading-value="0"/>
    </style:style>
    <style:style style:name="T51" style:family="text">
      <style:text-properties fo:color="#d4d4d4" loext:opacity="100%" fo:background-color="#1e1e1e" loext:char-shading-value="0"/>
    </style:style>
    <style:style style:name="T52" style:family="text">
      <style:text-properties fo:color="#4ec9b0" loext:opacity="100%"/>
    </style:style>
    <style:style style:name="T53" style:family="text">
      <style:text-properties fo:color="#4ec9b0" loext:opacity="100%" style:font-name="Liberation Mono" fo:background-color="#1e1e1e" loext:char-shading-value="0"/>
    </style:style>
    <style:style style:name="T54" style:family="text">
      <style:text-properties fo:color="#4ec9b0" loext:opacity="100%" fo:font-weight="normal" fo:background-color="#1e1e1e" loext:char-shading-value="0"/>
    </style:style>
    <style:style style:name="T55" style:family="text">
      <style:text-properties fo:color="#4ec9b0" loext:opacity="100%" fo:font-weight="normal" officeooo:rsid="00a67a27" fo:background-color="#1e1e1e" loext:char-shading-value="0" style:font-weight-asian="normal" style:font-weight-complex="normal"/>
    </style:style>
    <style:style style:name="T56" style:family="text">
      <style:text-properties fo:color="#4ec9b0" loext:opacity="100%" fo:background-color="#1e1e1e" loext:char-shading-value="0"/>
    </style:style>
    <style:style style:name="T57" style:family="text">
      <style:text-properties fo:color="#9cdcfe" loext:opacity="100%"/>
    </style:style>
    <style:style style:name="T58" style:family="text">
      <style:text-properties fo:color="#9cdcfe" loext:opacity="100%" fo:font-weight="normal" fo:background-color="#1e1e1e" loext:char-shading-value="0"/>
    </style:style>
    <style:style style:name="T59" style:family="text">
      <style:text-properties fo:color="#9cdcfe" loext:opacity="100%" fo:font-weight="normal" officeooo:rsid="00a67a27" fo:background-color="#1e1e1e" loext:char-shading-value="0" style:font-weight-asian="normal" style:font-weight-complex="normal"/>
    </style:style>
    <style:style style:name="T60" style:family="text">
      <style:text-properties fo:color="#9cdcfe" loext:opacity="100%" fo:background-color="#1e1e1e" loext:char-shading-value="0"/>
    </style:style>
    <style:style style:name="T61" style:family="text">
      <style:text-properties fo:color="#4fc1ff" loext:opacity="100%"/>
    </style:style>
    <style:style style:name="T62" style:family="text">
      <style:text-properties officeooo:rsid="009de4e1"/>
    </style:style>
    <style:style style:name="T63" style:family="text">
      <style:text-properties style:text-underline-style="none" style:font-weight-asian="normal" style:font-weight-complex="normal"/>
    </style:style>
    <style:style style:name="T64" style:family="text">
      <style:text-properties style:text-underline-style="none" officeooo:rsid="009d13f7" style:font-weight-asian="normal" style:font-weight-complex="normal"/>
    </style:style>
    <style:style style:name="T65" style:family="text">
      <style:text-properties officeooo:rsid="009fd29c"/>
    </style:style>
    <style:style style:name="T66" style:family="text">
      <style:text-properties officeooo:rsid="00a15d52"/>
    </style:style>
    <style:style style:name="T67" style:family="text">
      <style:text-properties officeooo:rsid="00a2849b"/>
    </style:style>
    <style:style style:name="T68" style:family="text">
      <style:text-properties fo:color="#dcdcaa" loext:opacity="100%"/>
    </style:style>
    <style:style style:name="T69" style:family="text">
      <style:text-properties fo:color="#dcdcaa" loext:opacity="100%" fo:font-weight="normal" fo:background-color="#1e1e1e" loext:char-shading-value="0"/>
    </style:style>
    <style:style style:name="T70" style:family="text">
      <style:text-properties fo:color="#dcdcaa" loext:opacity="100%" fo:font-weight="normal" officeooo:rsid="00a67a27" fo:background-color="#1e1e1e" loext:char-shading-value="0" style:font-weight-asian="normal" style:font-weight-complex="normal"/>
    </style:style>
    <style:style style:name="T71" style:family="text">
      <style:text-properties fo:color="#dcdcaa" loext:opacity="100%" fo:background-color="#1e1e1e" loext:char-shading-value="0"/>
    </style:style>
    <style:style style:name="T72" style:family="text">
      <style:text-properties fo:background-color="transparent" loext:char-shading-value="0"/>
    </style:style>
    <style:style style:name="T73" style:family="text">
      <style:text-properties fo:color="#1c1c1c" loext:opacity="100%" style:font-name="Liberation Serif" fo:background-color="transparent" loext:char-shading-value="0"/>
    </style:style>
    <style:style style:name="T74" style:family="text">
      <style:text-properties fo:color="#1c1c1c" loext:opacity="100%" style:font-name="Liberation Serif" officeooo:rsid="00a90e53" fo:background-color="transparent" loext:char-shading-value="0"/>
    </style:style>
    <style:style style:name="T75" style:family="text">
      <style:text-properties fo:color="#111111" loext:opacity="100%" style:font-name="Liberation Serif" fo:background-color="transparent" loext:char-shading-value="0"/>
    </style:style>
    <style:style style:name="T76" style:family="text">
      <style:text-properties fo:color="#111111" loext:opacity="100%" style:font-name="Liberation Serif" officeooo:rsid="00a90e53" fo:background-color="transparent" loext:char-shading-value="0"/>
    </style:style>
    <style:style style:name="T77" style:family="text">
      <style:text-properties fo:color="#111111" loext:opacity="100%" style:font-name="Liberation Serif" officeooo:rsid="00a67a27" fo:background-color="transparent" loext:char-shading-value="0" style:font-weight-asian="normal" style:font-weight-complex="normal"/>
    </style:style>
    <style:style style:name="T78" style:family="text">
      <style:text-properties fo:color="#111111" loext:opacity="100%" style:font-name="Liberation Serif" officeooo:rsid="00a90e53" fo:background-color="transparent" loext:char-shading-value="0" style:font-weight-asian="normal" style:font-weight-complex="normal"/>
    </style:style>
    <style:style style:name="T79" style:family="text">
      <style:text-properties fo:color="#111111" loext:opacity="100%" style:font-name="Liberation Serif" officeooo:rsid="00aa2478" fo:background-color="transparent" loext:char-shading-value="0" style:font-weight-asian="normal" style:font-weight-complex="normal"/>
    </style:style>
    <style:style style:name="T80" style:family="text">
      <style:text-properties fo:color="#111111" loext:opacity="100%" style:font-name="Liberation Serif" officeooo:rsid="00b1eb56" fo:background-color="transparent" loext:char-shading-value="0" style:font-weight-asian="normal" style:font-weight-complex="normal"/>
    </style:style>
    <style:style style:name="T81" style:family="text">
      <style:text-properties fo:color="#111111" loext:opacity="100%" style:font-name="Liberation Serif" officeooo:rsid="00aa2478" fo:background-color="transparent" loext:char-shading-value="0"/>
    </style:style>
    <style:style style:name="T82" style:family="text">
      <style:text-properties fo:color="#111111" loext:opacity="100%" style:font-name="Liberation Serif" officeooo:rsid="00aa26ae" fo:background-color="transparent" loext:char-shading-value="0"/>
    </style:style>
    <style:style style:name="T83" style:family="text">
      <style:text-properties fo:color="#111111" loext:opacity="100%" style:font-name="Liberation Serif" officeooo:rsid="00abeafc" fo:background-color="transparent" loext:char-shading-value="0"/>
    </style:style>
    <style:style style:name="T84" style:family="text">
      <style:text-properties fo:color="#111111" loext:opacity="100%" style:font-name="Liberation Serif" officeooo:rsid="00adb5d5" fo:background-color="transparent" loext:char-shading-value="0"/>
    </style:style>
    <style:style style:name="T85" style:family="text">
      <style:text-properties fo:color="#111111" loext:opacity="100%" style:font-name="Liberation Serif" officeooo:rsid="00adf78d" fo:background-color="transparent" loext:char-shading-value="0"/>
    </style:style>
    <style:style style:name="T86" style:family="text">
      <style:text-properties fo:color="#111111" loext:opacity="100%" style:font-name="Liberation Serif" officeooo:rsid="00ae4380" fo:background-color="transparent" loext:char-shading-value="0"/>
    </style:style>
    <style:style style:name="T87" style:family="text">
      <style:text-properties fo:color="#111111" loext:opacity="100%" style:font-name="Liberation Serif" officeooo:rsid="00ae8967" fo:background-color="transparent" loext:char-shading-value="0"/>
    </style:style>
    <style:style style:name="T88" style:family="text">
      <style:text-properties fo:color="#111111" loext:opacity="100%" style:font-name="Liberation Serif" officeooo:rsid="00b1eb56" fo:background-color="transparent" loext:char-shading-value="0"/>
    </style:style>
    <style:style style:name="T89" style:family="text">
      <style:text-properties fo:color="#111111" loext:opacity="100%" style:font-name="Liberation Serif" fo:font-weight="normal" officeooo:rsid="00a67a27" fo:background-color="transparent" loext:char-shading-value="0" style:font-weight-asian="normal" style:font-weight-complex="normal"/>
    </style:style>
    <style:style style:name="T90" style:family="text">
      <style:text-properties fo:color="#111111" loext:opacity="100%" style:font-name="Liberation Serif" fo:font-weight="normal" officeooo:rsid="00a90e53" fo:background-color="transparent" loext:char-shading-value="0" style:font-weight-asian="normal" style:font-weight-complex="normal"/>
    </style:style>
    <style:style style:name="T91" style:family="text">
      <style:text-properties fo:color="#111111" loext:opacity="100%" style:font-name="Liberation Serif" fo:font-weight="normal" officeooo:rsid="00b0c8a8" fo:background-color="transparent" loext:char-shading-value="0" style:font-weight-asian="normal" style:font-weight-complex="normal"/>
    </style:style>
    <style:style style:name="T92" style:family="text">
      <style:text-properties fo:color="#111111" loext:opacity="100%" style:font-name="Liberation Serif" fo:font-weight="normal" officeooo:rsid="00b1eb56" fo:background-color="transparent" loext:char-shading-value="0" style:font-weight-asian="normal" style:font-weight-complex="normal"/>
    </style:style>
    <style:style style:name="T93" style:family="text">
      <style:text-properties officeooo:rsid="009d13f7" style:font-weight-asian="normal" style:font-weight-complex="normal"/>
    </style:style>
    <style:style style:name="T94" style:family="text">
      <style:text-properties officeooo:rsid="008c1150"/>
    </style:style>
    <style:style style:name="T95" style:family="text">
      <style:text-properties officeooo:rsid="00c26d1c"/>
    </style:style>
    <style:style style:name="T96" style:family="text">
      <style:text-properties officeooo:rsid="00c4444f"/>
    </style:style>
    <style:style style:name="T97" style:family="text">
      <style:text-properties officeooo:rsid="00c81b1c"/>
    </style:style>
    <style:style style:name="T98" style:family="text">
      <style:text-properties officeooo:rsid="00cc38d0"/>
    </style:style>
    <style:style style:name="T99" style:family="text">
      <style:text-properties officeooo:rsid="00cded1e"/>
    </style:style>
    <style:style style:name="T100" style:family="text">
      <style:text-properties officeooo:rsid="00ce08c8"/>
    </style:style>
    <style:style style:name="T101" style:family="text">
      <style:text-properties officeooo:rsid="00cea5df"/>
    </style:style>
    <style:style style:name="T102" style:family="text">
      <style:text-properties officeooo:rsid="00d1817a"/>
    </style:style>
    <style:style style:name="T103" style:family="text">
      <style:text-properties officeooo:rsid="00d2d026"/>
    </style:style>
    <style:style style:name="T104" style:family="text">
      <style:text-properties officeooo:rsid="00d49017"/>
    </style:style>
    <style:style style:name="T105" style:family="text">
      <style:text-properties officeooo:rsid="00d7858f"/>
    </style:style>
    <style:style style:name="T106" style:family="text">
      <style:text-properties officeooo:rsid="00d7e065"/>
    </style:style>
    <style:style style:name="T107" style:family="text">
      <style:text-properties officeooo:rsid="00d9451c"/>
    </style:style>
    <style:style style:name="T108" style:family="text">
      <style:text-properties officeooo:rsid="00db3cdc"/>
    </style:style>
    <style:style style:name="T109" style:family="text">
      <style:text-properties officeooo:rsid="00dbd457"/>
    </style:style>
    <style:style style:name="T110" style:family="text">
      <style:text-properties officeooo:rsid="00dbeb3a"/>
    </style:style>
    <style:style style:name="T111" style:family="text">
      <style:text-properties officeooo:rsid="00dcd559"/>
    </style:style>
    <style:style style:name="T112" style:family="text">
      <style:text-properties officeooo:rsid="00e56269"/>
    </style:style>
    <style:style style:name="T113" style:family="text">
      <style:text-properties officeooo:rsid="00f05b3b"/>
    </style:style>
    <style:style style:name="T114" style:family="text">
      <style:text-properties officeooo:rsid="00f15b01"/>
    </style:style>
    <style:style style:name="T115" style:family="text">
      <style:text-properties officeooo:rsid="00f304ff"/>
    </style:style>
    <style:style style:name="T116" style:family="text">
      <style:text-properties officeooo:rsid="00f55c52"/>
    </style:style>
    <style:style style:name="T117" style:family="text">
      <style:text-properties officeooo:rsid="00fa9826"/>
    </style:style>
    <style:style style:name="T118" style:family="text">
      <style:text-properties officeooo:rsid="00fb02e9"/>
    </style:style>
    <style:style style:name="T119" style:family="text">
      <style:text-properties officeooo:rsid="00fbb982"/>
    </style:style>
    <style:style style:name="T120" style:family="text">
      <style:text-properties officeooo:rsid="00fc1a3b"/>
    </style:style>
    <style:style style:name="T121" style:family="text">
      <style:text-properties officeooo:rsid="00fd9b86"/>
    </style:style>
    <style:style style:name="T122" style:family="text">
      <style:text-properties officeooo:rsid="00fe7e1f"/>
    </style:style>
    <style:style style:name="T123" style:family="text">
      <style:text-properties officeooo:rsid="01029472"/>
    </style:style>
    <style:style style:name="T124" style:family="text">
      <style:text-properties officeooo:rsid="0103b806"/>
    </style:style>
    <style:style style:name="T125" style:family="text">
      <style:text-properties officeooo:rsid="0106498e"/>
    </style:style>
    <style:style style:name="T126" style:family="text">
      <style:text-properties officeooo:rsid="01081194"/>
    </style:style>
    <style:style style:name="T127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6"><draw:frame draw:style-name="fr1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69">Министерство науки и высшего образования Российской Федерации</text:p>
            <text:p text:style-name="P69">Федеральное государственное бюджетное образовательное учреждение </text:p>
            <text:p text:style-name="P69">высшего образования</text:p>
            <text:p text:style-name="P70">«Московский государственный технический университет</text:p>
            <text:p text:style-name="P70">имени Н.Э. Баумана</text:p>
            <text:p text:style-name="P69">(национальный исследовательский университет)»</text:p>
            <text:p text:style-name="P69">(МГТУ им. Н.Э. Баумана)</text:p>
          </table:table-cell>
        </table:table-row>
      </table:table>
      <text:p text:style-name="P73"/>
      <text:p text:style-name="P10"/>
      <text:p text:style-name="P74"><text:span text:style-name="T20">ФАКУЛЬТЕТ <text:tab/></text:span><text:span text:style-name="T21">Информатика и системы управления</text:span></text:p>
      <text:p text:style-name="P71"/>
      <text:p text:style-name="P71">КАФЕДРА <text:tab/><text:tab/>Программное обеспечение ЭВМ и информационные технологии</text:p>
      <text:p text:style-name="P72"/>
      <text:p text:style-name="P11"/>
      <text:p text:style-name="P11"/>
      <text:p text:style-name="P75"><text:span text:style-name="T12">ОТЧЕТ ПО </text:span><text:span text:style-name="T13">ЛАБОРАТОРНОЙ РАБОТЕ №</text:span><text:span text:style-name="T14">2</text:span><text:span text:style-name="T13"> «</text:span><text:span text:style-name="T14">ЗАПИСИ С ВАРИАНТАМИ, ОБРАБОТКА ТАБЛИЦ</text:span><text:span text:style-name="T13">»</text:span></text:p>
      <text:p text:style-name="P11"/>
      <text:p text:style-name="P11"/>
      <text:p text:style-name="P74"><text:span text:style-name="T22">Студент<text:tab/><text:tab/><text:tab/></text:span><text:span text:style-name="T23">Тузов Даниил Александрович</text:span></text:p>
      <text:p text:style-name="P13"/>
      <text:p text:style-name="P74"><text:span text:style-name="T22">Группа<text:tab/><text:tab/><text:tab/>ИУ7 – </text:span><text:span text:style-name="T24">3</text:span><text:span text:style-name="T25">2</text:span><text:span text:style-name="T22">Б </text:span></text:p>
      <text:p text:style-name="P11"/>
      <text:p text:style-name="P14">Преподаватель<text:tab/><text:tab/><text:span text:style-name="T39">Барышникова Марина Юрьевна</text:span></text:p>
      <text:p text:style-name="P14"><text:tab/><text:tab/><text:tab/><text:tab/><text:span text:style-name="T39">Силантьева Александра Васильевна</text:span></text:p>
      <text:p text:style-name="P12"/>
      <text:p text:style-name="P12"/>
      <text:p text:style-name="P12"/>
      <text:p text:style-name="P12"/>
      <text:p text:style-name="P11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/>
      <text:p text:style-name="P76"/>
      <text:p text:style-name="P75"><text:span text:style-name="T26">20</text:span><text:span text:style-name="T27">2</text:span><text:span text:style-name="T28">3</text:span><text:span text:style-name="T26"> <text:s text:c="4"/></text:span><text:span text:style-name="T29">г.</text:span></text:p>
      <text:list xml:id="list2517576240" text:style-name="WWNum2">
        <text:list-header>
          <text:p text:style-name="P125"><text:bookmark text:name="_GoBack"/><text:soft-page-break/></text:p>
        </text:list-header>
      </text:list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11">Оглавление</text:p>
          </text:index-title>
          <text:p text:style-name="P3"><text:a xlink:type="simple" xlink:href="#__RefHeading___Toc1493_1224043242" text:style-name="Index_20_Link" text:visited-style-name="Index_20_Link"><text:span text:style-name="T30">Описание условия задачи<text:tab/>3</text:span></text:a></text:p>
          <text:p text:style-name="P3"><text:a xlink:type="simple" xlink:href="#__RefHeading___Toc1495_1224043242" text:style-name="Index_20_Link" text:visited-style-name="Index_20_Link"><text:span text:style-name="T30">Описание технического задания<text:tab/>3</text:span></text:a></text:p>
          <text:p text:style-name="P3"><text:a xlink:type="simple" xlink:href="#__RefHeading___Toc1497_1224043242" text:style-name="Index_20_Link" text:visited-style-name="Index_20_Link"><text:span text:style-name="T30">Описание структур данных<text:tab/></text:span></text:a><text:span text:style-name="T31">4</text:span></text:p>
          <text:p text:style-name="P3"><text:a xlink:type="simple" xlink:href="#__RefHeading___Toc1499_1224043242" text:style-name="Index_20_Link" text:visited-style-name="Index_20_Link"><text:span text:style-name="T30">Описание алгоритма<text:tab/></text:span></text:a><text:span text:style-name="T33">6</text:span></text:p>
          <text:p text:style-name="P77">Описание функций…...…………………………………………………………………………..<text:span text:style-name="T113">6</text:span></text:p>
          <text:p text:style-name="P78"><text:a xlink:type="simple" xlink:href="#__RefHeading___Toc1501_1224043242" text:style-name="Index_20_Link" text:visited-style-name="Index_20_Link">Набор тестов<text:tab/></text:a><text:span text:style-name="T114">8</text:span></text:p>
          <text:p text:style-name="P77">ЗАМЕРЫ ВРЕМЕни работы………………………………………………………………………<text:span text:style-name="T114">10</text:span></text:p>
          <text:p text:style-name="P79"><text:span text:style-name="T115">ОБЪЕМ ИСПОЛЬЗУЕМОЙ ПАМЯТИ..</text:span>……………………………………………………………<text:span text:style-name="T114">1</text:span><text:span text:style-name="T125">1</text:span></text:p>
          <text:p text:style-name="P5"><text:span text:style-name="T32">Оценка эффективности………………………………………………………………………</text:span><text:span text:style-name="T34">1</text:span><text:span text:style-name="T35">1</text:span></text:p>
          <text:p text:style-name="P112"><text:span text:style-name="T30">Ответы на контрольные вопросы……………………………………………………….</text:span><text:span text:style-name="T36">1</text:span><text:span text:style-name="T37">2</text:span></text:p>
          <text:p text:style-name="P4"><text:a xlink:type="simple" xlink:href="#__RefHeading___Toc1505_1224043242" text:style-name="Index_20_Link" text:visited-style-name="Index_20_Link"><text:span text:style-name="T30">Вывод…………………………………………………………………………………………………</text:span></text:a><text:span text:style-name="T30">..</text:span><text:span text:style-name="T36">12</text:span></text:p>
        </text:index-body>
      </text:table-of-content>
      <text:p text:style-name="P81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h text:style-name="P117" text:outline-level="1"><text:bookmark-start text:name="__RefHeading___Toc1493_1224043242"/><text:soft-page-break/><text:span text:style-name="T124">ОПИСАНИЕ</text:span> УСЛОВИЯ ЗАДАЧИ<text:bookmark-end text:name="__RefHeading___Toc1493_1224043242"/></text:h>
      <text:p text:style-name="P84">Создать таблицу, содержащую не менее 40-ка записей (тип –</text:p>
      <text:p text:style-name="P84">запись с вариантами (объединениями)). Упорядочить данные</text:p>
      <text:p text:style-name="P84">в ней по возрастанию ключей, двумя алгоритмами</text:p>
      <text:p text:style-name="P84">сортировки, где ключ – любое невариантное поле (по выбору</text:p>
      <text:p text:style-name="P84">программиста), используя: а) саму таблицу, б) массив ключей.</text:p>
      <text:p text:style-name="P84">(Возможность добавления и удаления записей в ручном</text:p>
      <text:p text:style-name="P84">режиме обязательна). Осуществить поиск информации по</text:p>
      <text:p text:style-name="P85">варианту.</text:p>
      <text:p text:style-name="P85"/>
      <text:p text:style-name="P85">Имеются описания:</text:p>
      <text:p text:style-name="P84">Тип жилье = (дом, общежитие, съемное);</text:p>
      <text:p text:style-name="P84">Данные :</text:p>
      <text:p text:style-name="P84">Фамилия, имя, группа, пол (м, ж), возраст, средний балл за</text:p>
      <text:p text:style-name="P84">сессию, дата поступления</text:p>
      <text:p text:style-name="P84">адрес:</text:p>
      <text:p text:style-name="P84">дом : (улица, №дома, №кв);</text:p>
      <text:p text:style-name="P84">общежитие : (№общ., №комн.)</text:p>
      <text:p text:style-name="P84">съемное : (улица, №дома, №кв, стоимость);</text:p>
      <text:p text:style-name="P84">Ввести общий список студентов.</text:p>
      <text:p text:style-name="P84">Вывести список студентов, указанного года поступления, живущих</text:p>
      <text:p text:style-name="P84">в съемном жилье.</text:p>
      <text:p text:style-name="P86"/>
      <text:h text:style-name="P120" text:outline-level="1"><text:bookmark-start text:name="__RefHeading___Toc1495_1224043242"/>ОПИСАНИЕ ТЕХНИЧЕСКОГО ЗАДАНИЯ<text:bookmark-end text:name="__RefHeading___Toc1495_1224043242"/></text:h>
      <text:list xml:id="list1576252267" text:style-name="L1">
        <text:list-header>
          <text:p text:style-name="P126">Входные данные:</text:p>
          <text:p text:style-name="P128">Сначала пользователь выбирает действие — целое число от 0 до 6. В зависимости от выбора действия, пользователь вводит либо название входного/выходного файла, либо данные о студенте, либо строку, которую надо удалить</text:p>
          <text:p text:style-name="P129"/>
          <text:p text:style-name="P127">Выходные данные:</text:p>
          <text:p text:style-name="P128">Выводится результат работы при выборе каждого действия. Либо исходная таблица с данными, либо отсортированная.</text:p>
        </text:list-header>
      </text:list>
      <text:p text:style-name="P87"/>
      <text:list xml:id="list140053400910468" text:continue-numbering="true" text:style-name="L1">
        <text:list-header>
          <text:p text:style-name="P127"><text:span text:style-name="T38">Описание п</text:span>рограммы:</text:p>
          <text:p text:style-name="P130">Сортировка таблицы данных о студенте по фамилии студента.</text:p>
        </text:list-header>
      </text:list>
      <text:p text:style-name="P82"/>
      <text:list xml:id="list140054896142649" text:continue-numbering="true" text:style-name="L1">
        <text:list-header>
          <text:p text:style-name="P133"><text:soft-page-break/><text:span text:style-name="T5">Способ о</text:span><text:span text:style-name="T3">бращени</text:span><text:span text:style-name="T5">я</text:span><text:span text:style-name="T3"> к программе:</text:span><text:span text:style-name="T4"> </text:span></text:p>
          <text:p text:style-name="P134"><text:span text:style-name="T2">В</text:span><text:span text:style-name="T1">заимодействие через консоль.</text:span></text:p>
        </text:list-header>
      </text:list>
      <text:p text:style-name="P83"/>
      <text:list xml:id="list140054988139527" text:continue-numbering="true" text:style-name="L1">
        <text:list-header>
          <text:p text:style-name="P135"><text:span text:style-name="T2">А</text:span><text:span text:style-name="T1">варийные ситуации:</text:span></text:p>
        </text:list-header>
        <text:list-item>
          <text:p text:style-name="P131">Любой некорректный ввод данных в программе<text:line-break/>Код ошибки — 1</text:p>
        </text:list-item>
        <text:list-item>
          <text:p text:style-name="P131">Ошибка при вводе слишком длинной строки данных о студенте<text:line-break/>Код ошибки — 2 </text:p>
        </text:list-item>
        <text:list-item>
          <text:p text:style-name="P131">Ошибка открытия файла<text:line-break/>Код ошибки — 3</text:p>
        </text:list-item>
        <text:list-item>
          <text:p text:style-name="P131">Ошибка в вводе какого-то поля (переполнение ввода)<text:line-break/>Код ошибки — 4</text:p>
        </text:list-item>
        <text:list-item>
          <text:p text:style-name="P131">Ошибка переполнения таблицы<text:line-break/>Код ошибки — 5 </text:p>
        </text:list-item>
      </text:list>
      <text:h text:style-name="P124" text:outline-level="1"><text:bookmark-start text:name="__RefHeading___Toc1497_1224043242"/>ОПИСАНИЕ СТРУКТУР ДАННЫХ<text:bookmark-end text:name="__RefHeading___Toc1497_1224043242"/></text:h>
      <text:p text:style-name="P26"/>
      <text:p text:style-name="P53"><text:span text:style-name="T62">Структурный тип для</text:span> к<text:span text:style-name="T65">вартиры</text:span></text:p>
      <text:p text:style-name="P27">street – улица</text:p>
      <text:p text:style-name="P27">build_num – номер дома</text:p>
      <text:p text:style-name="P65"><text:span text:style-name="T93">flat_num – номер квартиры <text:line-break/></text:span><text:span text:style-name="T42">typedef</text:span><text:span text:style-name="T47"> </text:span><text:span text:style-name="T42">struct</text:span><text:span text:style-name="T47"> </text:span><text:span text:style-name="T53">house</text:span><text:span text:style-name="T47"> {</text:span></text:p>
      <text:p text:style-name="P94"><text:span text:style-name="T41">char</text:span> <text:span text:style-name="T57">street</text:span>[STREET_LEN + <text:span text:style-name="T46">1</text:span>];</text:p>
      <text:p text:style-name="P94"><text:span text:style-name="T41">size_t</text:span> build_num;</text:p>
      <text:p text:style-name="P94"><text:span text:style-name="T41">size_t</text:span> flat_num;</text:p>
      <text:p text:style-name="P94">} <text:span text:style-name="T52">house_t</text:span>;</text:p>
      <text:p text:style-name="P108"/>
      <text:p text:style-name="P54">Структурный тип для общежития</text:p>
      <text:p text:style-name="P26">build_num – номер дома</text:p>
      <text:p text:style-name="P61">flat_num – номер квартиры </text:p>
      <text:p text:style-name="P94"><text:span text:style-name="T41">typedef</text:span> <text:span text:style-name="T41">struct</text:span> <text:span text:style-name="T52">dormitory</text:span> {</text:p>
      <text:p text:style-name="P94"><text:span text:style-name="T41">size_t</text:span> build_num;</text:p>
      <text:p text:style-name="P94"><text:span text:style-name="T41">size_t</text:span> flat_num;</text:p>
      <text:p text:style-name="P94">} <text:span text:style-name="T52">dormitory_t</text:span>;</text:p>
      <text:p text:style-name="P108"/>
      <text:p text:style-name="P55">Структурный тип для съемной квартиры</text:p>
      <text:p text:style-name="P28">street – улица</text:p>
      <text:p text:style-name="P28">build_num – номер дома</text:p>
      <text:p text:style-name="P58"><text:span text:style-name="T64">flat_num – номер квартиры<text:line-break/></text:span><text:span text:style-name="T63">cost – стоимость аренды</text:span></text:p>
      <text:p text:style-name="P94"><text:span text:style-name="T41">typedef</text:span> <text:span text:style-name="T41">struct</text:span> <text:span text:style-name="T52">rental</text:span> {</text:p>
      <text:p text:style-name="P94"><text:span text:style-name="T41">char</text:span> <text:span text:style-name="T57">street</text:span>[STREET_LEN + <text:span text:style-name="T46">1</text:span>];</text:p>
      <text:p text:style-name="P94"><text:soft-page-break/><text:span text:style-name="T41">size_t</text:span> build_num;</text:p>
      <text:p text:style-name="P94"><text:span text:style-name="T41">size_t</text:span> flat_num;</text:p>
      <text:p text:style-name="P94"><text:span text:style-name="T41">size_t</text:span> cost;</text:p>
      <text:p text:style-name="P94">} <text:span text:style-name="T52">rental_t</text:span>;</text:p>
      <text:p text:style-name="P108"/>
      <text:p text:style-name="P55">Структурный тип даты</text:p>
      <text:p text:style-name="P29">year – год </text:p>
      <text:p text:style-name="P29">month – месяц</text:p>
      <text:p text:style-name="P29">day – день </text:p>
      <text:p text:style-name="P94"><text:span text:style-name="T41">typedef</text:span> <text:span text:style-name="T41">struct</text:span> <text:span text:style-name="T52">date</text:span> {</text:p>
      <text:p text:style-name="P94"><text:span text:style-name="T41">size_t</text:span> year;</text:p>
      <text:p text:style-name="P94"><text:span text:style-name="T41">size_t</text:span> month;</text:p>
      <text:p text:style-name="P94"><text:span text:style-name="T41">size_t</text:span> day;</text:p>
      <text:p text:style-name="P94">} <text:span text:style-name="T52">date_t</text:span>;</text:p>
      <text:p text:style-name="P108"/>
      <text:p text:style-name="P55">Объединение структурных типов, отвечающее за адрес проживания студента</text:p>
      <text:p text:style-name="P59">house – собственная квартира</text:p>
      <text:p text:style-name="P59">dorm – общежитие</text:p>
      <text:p text:style-name="P59">rent – съемная квартира</text:p>
      <text:p text:style-name="P94"><text:span text:style-name="T41">typedef</text:span> <text:span text:style-name="T41">union</text:span> <text:span text:style-name="T52">adress</text:span> {</text:p>
      <text:p text:style-name="P94"><text:span text:style-name="T52">house_t</text:span> house;</text:p>
      <text:p text:style-name="P94"><text:span text:style-name="T52">dormitory_t</text:span> dorm;</text:p>
      <text:p text:style-name="P94"><text:span text:style-name="T52">rental_t</text:span> rent;</text:p>
      <text:p text:style-name="P94">} <text:span text:style-name="T52">adress_t</text:span>;</text:p>
      <text:p text:style-name="P108"/>
      <text:p text:style-name="P56">Перечисляемый тип, тип места жительства</text:p>
      <text:p text:style-name="P60"><text:span text:style-name="T66">HOUSE</text:span> – собственная квартира</text:p>
      <text:p text:style-name="P60"><text:span text:style-name="T66">DORM</text:span> – общежитие</text:p>
      <text:p text:style-name="P60"><text:span text:style-name="T66">RENT</text:span> – съемная квартира</text:p>
      <text:p text:style-name="P94"><text:span text:style-name="T41">typedef</text:span> <text:span text:style-name="T41">enum</text:span> <text:span text:style-name="T52">house_type</text:span> { <text:span text:style-name="T61">HOUSE</text:span>, <text:span text:style-name="T61">DORM</text:span>, <text:span text:style-name="T61">RENT</text:span> } <text:span text:style-name="T52">house_type_t</text:span>;</text:p>
      <text:p text:style-name="P108"/>
      <text:p text:style-name="P56">Структурный тип с информацией о студенте (основная таблица)</text:p>
      <text:p text:style-name="P30">surname – фамилия студента</text:p>
      <text:p text:style-name="P30">name – имя студента</text:p>
      <text:p text:style-name="P30">group – учебная группа студента </text:p>
      <text:p text:style-name="P30">gender – пол студента</text:p>
      <text:p text:style-name="P30">age – возраст студента</text:p>
      <text:p text:style-name="P30">av_mark – средня оценка за сессию</text:p>
      <text:p text:style-name="P30">date – дата поступления</text:p>
      <text:p text:style-name="P30">type – тип места жительства</text:p>
      <text:p text:style-name="P30">adress – <text:span text:style-name="T67">адрес проживания студента</text:span></text:p>
      <text:p text:style-name="P94"><text:span text:style-name="T41">typedef</text:span> <text:span text:style-name="T41">struct</text:span> <text:span text:style-name="T52">student</text:span> {</text:p>
      <text:p text:style-name="P94"><text:span text:style-name="T41">char</text:span> <text:span text:style-name="T57">surname</text:span>[SURNAME_LEN + <text:span text:style-name="T46">1</text:span>];</text:p>
      <text:p text:style-name="P94"><text:span text:style-name="T41">char</text:span> <text:span text:style-name="T57">name</text:span>[NAME_LEN + <text:span text:style-name="T46">1</text:span>];</text:p>
      <text:p text:style-name="P94"><text:soft-page-break/><text:span text:style-name="T41">char</text:span> <text:span text:style-name="T57">group</text:span>[GROUP_LEN + <text:span text:style-name="T46">1</text:span>];</text:p>
      <text:p text:style-name="P94"><text:span text:style-name="T41">char</text:span> <text:span text:style-name="T57">gender</text:span>[GENDER_LEN + <text:span text:style-name="T46">1</text:span>];</text:p>
      <text:p text:style-name="P94"><text:span text:style-name="T41">size_t</text:span> age;</text:p>
      <text:p text:style-name="P94"><text:span text:style-name="T41">double</text:span> av_mark;</text:p>
      <text:p text:style-name="P94"><text:span text:style-name="T52">date_t</text:span> date;</text:p>
      <text:p text:style-name="P94"><text:span text:style-name="T52">house_type_t</text:span> type;</text:p>
      <text:p text:style-name="P94"><text:span text:style-name="T52">adress_t</text:span> adress;</text:p>
      <text:p text:style-name="P94">} <text:span text:style-name="T52">student_t</text:span>;</text:p>
      <text:p text:style-name="P108"/>
      <text:p text:style-name="P57">Таблица ключей</text:p>
      <text:p text:style-name="P31">surname – фамилия студента</text:p>
      <text:p text:style-name="P31">index – индекс поля в исходной таблице</text:p>
      <text:p text:style-name="P94"><text:span text:style-name="T41">typedef</text:span> <text:span text:style-name="T41">struct</text:span> <text:span text:style-name="T52">key</text:span> {</text:p>
      <text:p text:style-name="P94"><text:span text:style-name="T41">char</text:span> <text:span text:style-name="T57">surname</text:span>[SURNAME_LEN + <text:span text:style-name="T46">1</text:span>];</text:p>
      <text:p text:style-name="P94"><text:span text:style-name="T41">size_t</text:span> index;</text:p>
      <text:p text:style-name="P95">} <text:span text:style-name="T52">key_field_t</text:span>;</text:p>
      <text:h text:style-name="P119" text:outline-level="1"><text:bookmark-start text:name="__RefHeading___Toc1499_1224043242"/>ОПИСАНИЕ АЛГОРИТМА<text:bookmark-end text:name="__RefHeading___Toc1499_1224043242"/></text:h>
      <text:list xml:id="list2777862986" text:style-name="L2">
        <text:list-item>
          <text:p text:style-name="P132">Программа выводит пользователю меню</text:p>
        </text:list-item>
        <text:list-item>
          <text:p text:style-name="P132">Пользователь выбирает действие (1 — загрузить исходную таблицу, 2 — вывести таблицу, 3 — добавить строку в таблицу, 4 — удалить строку из таблицы, 5 — сортировка таблицы, 6 — сортировка таблицы ключей, 0 — выход)</text:p>
        </text:list-item>
        <text:list-item>
          <text:p text:style-name="P132">В зависимости от выбора пользователя выполняется соответствующая функция</text:p>
        </text:list-item>
        <text:list-item>
          <text:p text:style-name="P132">Выполняется логика работы соответствующей функции</text:p>
        </text:list-item>
        <text:list-item>
          <text:p text:style-name="P132">Пользователю снова предоставляется право выбора действия</text:p>
        </text:list-item>
      </text:list>
      <text:h text:style-name="P7" text:outline-level="1">ОПИСАНИЕ ФУНКЦИЙ</text:h>
      <text:p text:style-name="P106"><text:span text:style-name="T41">void</text:span> <text:span text:style-name="T68">print_menu</text:span>()<text:span text:style-name="T73"> - </text:span><text:span text:style-name="T74">вывод меню для пользователя</text:span></text:p>
      <text:p text:style-name="P106"><text:span text:style-name="T41">int</text:span> <text:span text:style-name="T68">check_file</text:span>(FILE **<text:span text:style-name="T57">f</text:span>, <text:span text:style-name="T41">char</text:span> *<text:span text:style-name="T57">mods</text:span>)<text:span text:style-name="T75"> – </text:span><text:span text:style-name="T76">проверка файла f на открытие с соответствующим ключом mods. </text:span><text:span text:style-name="T88">Возвращает код ошибки</text:span></text:p>
      <text:p text:style-name="P107"><text:span text:style-name="T41">int</text:span> <text:span text:style-name="T68">check_choice</text:span>(<text:span text:style-name="T41">int</text:span> *<text:span text:style-name="T57">num</text:span>)<text:span text:style-name="T75"> – </text:span><text:span text:style-name="T76">проверка корректности выбора пользователем действия num. </text:span><text:span text:style-name="T88">Возвращает код ошибки</text:span></text:p>
      <text:p text:style-name="P109"><text:span text:style-name="T44">int</text:span><text:span text:style-name="T49"> </text:span><text:span text:style-name="T70">stud_read</text:span><text:span text:style-name="T49">(</text:span><text:span text:style-name="T55">FILE</text:span><text:span text:style-name="T49"> </text:span><text:span text:style-name="T44">*</text:span><text:span text:style-name="T59">f</text:span><text:span text:style-name="T49">, </text:span><text:span text:style-name="T55">student_t</text:span><text:span text:style-name="T49"> </text:span><text:span text:style-name="T44">*</text:span><text:span text:style-name="T59">stud</text:span><text:span text:style-name="T49">);</text:span><text:span text:style-name="T89"> – </text:span><text:span text:style-name="T90">считывание информации о студенте stud из файла f. </text:span><text:span text:style-name="T92">Возвращает код ошибки</text:span><text:span text:style-name="T90"> </text:span></text:p>
      <text:p text:style-name="P113"><text:span text:style-name="T43">int</text:span><text:span text:style-name="T48"> </text:span><text:span text:style-name="T69">stud_read_from_terminal</text:span><text:span text:style-name="T48">(</text:span><text:span text:style-name="T54">student_t</text:span><text:span text:style-name="T48"> *</text:span><text:span text:style-name="T58">stud</text:span><text:span text:style-name="T48">) </text:span><text:span text:style-name="T50">;</text:span><text:span text:style-name="T89"> – </text:span><text:span text:style-name="T90">считывание информации о студенте stud из </text:span><text:span text:style-name="T91">терминала</text:span><text:span text:style-name="T90">. </text:span><text:span text:style-name="T92">Возвращает код ошибки</text:span><text:span text:style-name="T90"> </text:span></text:p>
      <text:p text:style-name="P96"><text:soft-page-break/><text:span text:style-name="T41">void</text:span> <text:span text:style-name="T68">stud_print</text:span>(<text:span text:style-name="T52">FILE</text:span> <text:span text:style-name="T41">*</text:span><text:span text:style-name="T57">f</text:span>, <text:span text:style-name="T52">student_t</text:span> <text:span text:style-name="T41">*</text:span><text:span text:style-name="T57">stud</text:span>);<text:span text:style-name="T75"> </text:span><text:span text:style-name="T77">–</text:span><text:span text:style-name="T75"> </text:span><text:span text:style-name="T76">вывод информации о студенте stud в файл f</text:span></text:p>
      <text:p text:style-name="P94"/>
      <text:p text:style-name="P110"><text:span text:style-name="T44">int</text:span><text:span text:style-name="T49"> </text:span><text:span text:style-name="T70">upload_table</text:span><text:span text:style-name="T49">(</text:span><text:span text:style-name="T55">FILE</text:span><text:span text:style-name="T49"> </text:span><text:span text:style-name="T44">*</text:span><text:span text:style-name="T59">f</text:span><text:span text:style-name="T49">, </text:span><text:span text:style-name="T55">student_t</text:span><text:span text:style-name="T49"> </text:span><text:span text:style-name="T44">*</text:span><text:span text:style-name="T59">table</text:span><text:span text:style-name="T49">, </text:span><text:span text:style-name="T44">size_t</text:span><text:span text:style-name="T49"> </text:span><text:span text:style-name="T44">*</text:span><text:span text:style-name="T59">n</text:span><text:span text:style-name="T49">); </text:span><text:span text:style-name="T89">– </text:span><text:span text:style-name="T90">загрузка таблицы из файла f в буфер table размера n. </text:span><text:span text:style-name="T92">Возвращает код ошибки</text:span><text:span text:style-name="T90"> </text:span></text:p>
      <text:p text:style-name="P97"><text:span text:style-name="T41">void</text:span> <text:span text:style-name="T68">print_table</text:span>(<text:span text:style-name="T52">FILE</text:span> <text:span text:style-name="T41">*</text:span><text:span text:style-name="T57">f</text:span>, <text:span text:style-name="T52">student_t</text:span> <text:span text:style-name="T41">*</text:span><text:span text:style-name="T57">table</text:span>, <text:span text:style-name="T41">size_t</text:span> <text:span text:style-name="T57">n</text:span>); <text:span text:style-name="T75"><text:s text:c="2"/></text:span><text:span text:style-name="T77">– </text:span><text:span text:style-name="T81">вывод таблицы в файл f, таблица хранится </text:span><text:span text:style-name="T78">в буфер</text:span><text:span text:style-name="T79">е</text:span><text:span text:style-name="T78"> table размера n </text:span></text:p>
      <text:p text:style-name="P108"/>
      <text:p text:style-name="P101"><text:span text:style-name="T41">void</text:span> <text:span text:style-name="T68">print_table_by_keys</text:span>(<text:span text:style-name="T52">FILE</text:span> <text:span text:style-name="T41">*</text:span><text:span text:style-name="T57">f</text:span>, <text:span text:style-name="T52">student_t</text:span> <text:span text:style-name="T41">*</text:span><text:span text:style-name="T57">table</text:span>, <text:span text:style-name="T52">key_field_t</text:span> <text:span text:style-name="T41">*</text:span><text:span text:style-name="T57">key</text:span>, <text:span text:style-name="T41">size_t</text:span> <text:span text:style-name="T57">n</text:span>);<text:span text:style-name="T75"> </text:span><text:span text:style-name="T77">–</text:span><text:span text:style-name="T75"> </text:span><text:span text:style-name="T82">печать таблицы table размера n в файл f с помощью таблицы ключей key</text:span></text:p>
      <text:p text:style-name="P108"/>
      <text:p text:style-name="P102"><text:span text:style-name="T41">int</text:span> <text:span text:style-name="T68">add_row</text:span>(<text:span text:style-name="T52">student_t</text:span> <text:span text:style-name="T41">*</text:span><text:span text:style-name="T57">table</text:span>, <text:span text:style-name="T41">size_t</text:span> <text:span text:style-name="T41">*</text:span><text:span text:style-name="T57">n</text:span>);<text:span text:style-name="T75"> </text:span><text:span text:style-name="T77">–</text:span><text:span text:style-name="T75"> </text:span><text:span text:style-name="T83">добавление строки в таблицу table размера n</text:span><text:span text:style-name="T78">. </text:span><text:span text:style-name="T80">Возвращает код ошибки</text:span></text:p>
      <text:p text:style-name="P108"/>
      <text:p text:style-name="P103"><text:span text:style-name="T41">int</text:span> <text:span text:style-name="T68">delete_row</text:span>(<text:span text:style-name="T52">student_t</text:span> <text:span text:style-name="T41">*</text:span><text:span text:style-name="T57">table</text:span>, <text:span text:style-name="T41">size_t</text:span> <text:span text:style-name="T41">*</text:span><text:span text:style-name="T57">n</text:span>, <text:span text:style-name="T41">size_t</text:span> <text:span text:style-name="T57">num_str</text:span>);<text:span text:style-name="T75"> </text:span><text:span text:style-name="T77">–</text:span><text:span text:style-name="T75"> </text:span><text:span text:style-name="T84">удаление строки под номером num_str из таблицы </text:span><text:span text:style-name="T83">table размера n</text:span><text:span text:style-name="T78">. </text:span><text:span text:style-name="T80">Возвращает код ошибки</text:span></text:p>
      <text:p text:style-name="P108"/>
      <text:p text:style-name="P98"><text:span text:style-name="T41">void</text:span> <text:span text:style-name="T68">create_table_keys</text:span>(<text:span text:style-name="T52">student_t</text:span> <text:span text:style-name="T41">*</text:span><text:span text:style-name="T57">table</text:span>, <text:span text:style-name="T52">key_field_t</text:span> <text:span text:style-name="T41">*</text:span><text:span text:style-name="T57">keys</text:span>, <text:span text:style-name="T41">size_t</text:span> <text:span text:style-name="T57">n</text:span>);<text:span text:style-name="T75"> </text:span><text:span text:style-name="T77">–</text:span><text:span text:style-name="T75"> </text:span><text:span text:style-name="T85">создание таблицы ключей key на основе таблицы студентов table, длины n</text:span></text:p>
      <text:p text:style-name="P108"/>
      <text:p text:style-name="P114"><text:span text:style-name="T43">void</text:span><text:span text:style-name="T48"> </text:span><text:span text:style-name="T69">print_table_keys</text:span><text:span text:style-name="T48">(</text:span><text:span text:style-name="T54">key_field_t</text:span><text:span text:style-name="T48"> </text:span><text:span text:style-name="T43">*</text:span><text:span text:style-name="T58">keys</text:span><text:span text:style-name="T48">, </text:span><text:span text:style-name="T43">size_t</text:span><text:span text:style-name="T48"> </text:span><text:span text:style-name="T58">n</text:span><text:span text:style-name="T48">);</text:span><text:span text:style-name="T18"> <text:s/>- </text:span><text:span text:style-name="T19">функция печати таблицы ключей keys размера n</text:span><text:span text:style-name="T18"> </text:span></text:p>
      <text:p text:style-name="P108"/>
      <text:p text:style-name="P99"><text:span text:style-name="T41">void</text:span> <text:span text:style-name="T68">bubble_sort_table</text:span>(<text:span text:style-name="T52">student_t</text:span> <text:span text:style-name="T41">*</text:span><text:span text:style-name="T57">table</text:span>, <text:span text:style-name="T41">size_t</text:span> <text:span text:style-name="T57">n</text:span>);<text:span text:style-name="T75"> </text:span><text:span text:style-name="T77">–</text:span><text:span text:style-name="T75"> </text:span><text:span text:style-name="T86">сортировка таблицы table размера n пузырьком</text:span></text:p>
      <text:p text:style-name="P108"/>
      <text:p text:style-name="P100"><text:span text:style-name="T41">void</text:span> <text:span text:style-name="T68">bubble_sort_table_keys</text:span>(<text:span text:style-name="T52">key_field_t</text:span> <text:span text:style-name="T41">*</text:span><text:span text:style-name="T57">keys</text:span>, <text:span text:style-name="T41">size_t</text:span> <text:span text:style-name="T57">n</text:span>);<text:span text:style-name="T72"> </text:span><text:span text:style-name="T77">–</text:span><text:span text:style-name="T75"> </text:span><text:span text:style-name="T86">сортировка таблицы </text:span><text:span text:style-name="T87">ключей keys</text:span><text:span text:style-name="T86"> размера n пузырьком</text:span></text:p>
      <text:p text:style-name="P108"/>
      <text:p text:style-name="P104"><text:span text:style-name="T41">int</text:span> <text:span text:style-name="T68">comp_studs</text:span>(<text:span text:style-name="T41">const</text:span> <text:span text:style-name="T41">void</text:span> <text:span text:style-name="T41">*</text:span><text:span text:style-name="T57">a</text:span>, <text:span text:style-name="T41">const</text:span> <text:span text:style-name="T41">void</text:span> <text:span text:style-name="T41">*</text:span><text:span text:style-name="T57">b</text:span>);<text:span text:style-name="T75"> </text:span><text:span text:style-name="T77">–</text:span><text:span text:style-name="T75"> </text:span><text:span text:style-name="T87">функция сравнения элементов a и b массива студентов по искомому полю</text:span><text:span text:style-name="T78">. </text:span><text:span text:style-name="T80">Возвращает код ошибки</text:span></text:p>
      <text:p text:style-name="P108"/>
      <text:p text:style-name="P100"><text:span text:style-name="T41">void</text:span> <text:span text:style-name="T68">qsort_table</text:span>(<text:span text:style-name="T52">student_t</text:span> <text:span text:style-name="T41">*</text:span><text:span text:style-name="T57">table</text:span>, <text:span text:style-name="T41">size_t</text:span> <text:span text:style-name="T57">n</text:span>);<text:span text:style-name="T72"> </text:span><text:span text:style-name="T77">–</text:span><text:span text:style-name="T75"> </text:span><text:span text:style-name="T86">сортировка таблицы table размера n </text:span><text:span text:style-name="T87">быстрой сортирвокой</text:span></text:p>
      <text:p text:style-name="P108"/>
      <text:p text:style-name="P105"><text:span text:style-name="T41">int</text:span> <text:span text:style-name="T68">comp_studs_by_keys</text:span>(<text:span text:style-name="T41">const</text:span> <text:span text:style-name="T41">void</text:span> <text:span text:style-name="T41">*</text:span><text:span text:style-name="T57">a</text:span>, <text:span text:style-name="T41">const</text:span> <text:span text:style-name="T41">void</text:span> <text:span text:style-name="T41">*</text:span><text:span text:style-name="T57">b</text:span>);<text:span text:style-name="T75"> </text:span><text:span text:style-name="T77">–</text:span><text:span text:style-name="T75"> </text:span><text:span text:style-name="T87">функция сравнения элементов a и b массива ключей по искомому полю</text:span><text:span text:style-name="T78">. </text:span><text:span text:style-name="T80">Возвращает код ошибки</text:span></text:p>
      <text:p text:style-name="P108"><text:soft-page-break/></text:p>
      <text:p text:style-name="P100"><text:span text:style-name="T41">void</text:span> <text:span text:style-name="T68">qsort_table_keys</text:span>(<text:span text:style-name="T52">key_field_t</text:span> <text:span text:style-name="T41">*</text:span><text:span text:style-name="T57">keys</text:span>, <text:span text:style-name="T41">size_t</text:span> <text:span text:style-name="T57">n</text:span>);<text:span text:style-name="T72"> </text:span><text:span text:style-name="T77">–</text:span><text:span text:style-name="T75"> </text:span><text:span text:style-name="T86">сортировка таблицы </text:span><text:span text:style-name="T87">ключей keys</text:span><text:span text:style-name="T86"> размера n </text:span><text:span text:style-name="T87">быстрой сортировкой</text:span></text:p>
      <text:p text:style-name="P116"/>
      <text:p text:style-name="P115"><text:span text:style-name="T45">void</text:span><text:span text:style-name="T51"> </text:span><text:span text:style-name="T71">filter_output</text:span><text:span text:style-name="T51">(</text:span><text:span text:style-name="T56">student_t</text:span><text:span text:style-name="T51"> </text:span><text:span text:style-name="T45">*</text:span><text:span text:style-name="T60">table</text:span><text:span text:style-name="T51">, </text:span><text:span text:style-name="T45">size_t</text:span><text:span text:style-name="T51"> </text:span><text:span text:style-name="T60">n</text:span><text:span text:style-name="T51">, </text:span><text:span text:style-name="T45">size_t</text:span><text:span text:style-name="T51"> </text:span><text:span text:style-name="T60">year</text:span><text:span text:style-name="T51">);</text:span><text:span text:style-name="T15"> </text:span><text:span text:style-name="T16">- </text:span><text:span text:style-name="T17">функция фильтрации таблицы table размера n по году year</text:span></text:p>
      <text:h text:style-name="P8" text:outline-level="1"><text:bookmark-start text:name="__RefHeading___Toc1501_1224043242"/><text:span text:style-name="T123">НАБОР ТЕСТОВ</text:span>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39">№</text:p>
          </table:table-cell>
          <table:table-cell table:style-name="Таблица2.A1" office:value-type="string">
            <text:p text:style-name="P15"><text:span text:style-name="T94">Описание</text:span> теста</text:p>
          </table:table-cell>
          <table:table-cell table:style-name="Таблица2.A1" office:value-type="string">
            <text:p text:style-name="P16">Ввод пользователя</text:p>
          </table:table-cell>
          <table:table-cell table:style-name="Таблица2.D1" office:value-type="string">
            <text:p text:style-name="P16">Ответ программы</text:p>
          </table:table-cell>
        </table:table-row>
        <table:table-row>
          <table:table-cell table:style-name="Таблица2.A2" office:value-type="string">
            <text:p text:style-name="P40">1</text:p>
          </table:table-cell>
          <table:table-cell table:style-name="Таблица2.A2" office:value-type="string">
            <text:p text:style-name="P16">Выбор действия</text:p>
          </table:table-cell>
          <table:table-cell table:style-name="Таблица2.A2" office:value-type="string">
            <text:p text:style-name="P16">1</text:p>
          </table:table-cell>
          <table:table-cell table:style-name="Таблица2.D2" office:value-type="string">
            <text:p text:style-name="P16">Загрузка таблицы из файла</text:p>
          </table:table-cell>
        </table:table-row>
        <table:table-row table:style-name="Таблица2.3">
          <table:table-cell table:style-name="Таблица2.A2" office:value-type="string">
            <text:p text:style-name="P40">2</text:p>
          </table:table-cell>
          <table:table-cell table:style-name="Таблица2.A2" office:value-type="string">
            <text:p text:style-name="P16">Ввод <text:span text:style-name="T97">из </text:span>файла</text:p>
          </table:table-cell>
          <table:table-cell table:style-name="Таблица2.A2" office:value-type="string">
            <text:p text:style-name="P16">tests/pos1.txt</text:p>
          </table:table-cell>
          <table:table-cell table:style-name="Таблица2.D2" office:value-type="string">
            <text:p text:style-name="P16">Таблица загружена</text:p>
          </table:table-cell>
        </table:table-row>
        <table:table-row table:style-name="Таблица2.3">
          <table:table-cell table:style-name="Таблица2.A2" office:value-type="string">
            <text:p text:style-name="P40">3</text:p>
          </table:table-cell>
          <table:table-cell table:style-name="Таблица2.A2" office:value-type="string">
            <text:p text:style-name="P16">Ввод некорректного действия</text:p>
          </table:table-cell>
          <table:table-cell table:style-name="Таблица2.A2" office:value-type="string">
            <text:p text:style-name="P16">9</text:p>
          </table:table-cell>
          <table:table-cell table:style-name="Таблица2.D2" office:value-type="string">
            <text:p text:style-name="P16">Ошибка</text:p>
          </table:table-cell>
        </table:table-row>
        <table:table-row table:style-name="Таблица2.3">
          <table:table-cell table:style-name="Таблица2.A2" office:value-type="string">
            <text:p text:style-name="P40">4</text:p>
          </table:table-cell>
          <table:table-cell table:style-name="Таблица2.A2" office:value-type="string">
            <text:p text:style-name="P16">Сортировка пустой таблицы при выборе действия</text:p>
          </table:table-cell>
          <table:table-cell table:style-name="Таблица2.A2" office:value-type="string">
            <text:p text:style-name="P16">6 <text:span text:style-name="T95">или 7</text:span></text:p>
          </table:table-cell>
          <table:table-cell table:style-name="Таблица2.D2" office:value-type="string">
            <text:p text:style-name="P17">Ошибка</text:p>
          </table:table-cell>
        </table:table-row>
        <table:table-row table:style-name="Таблица2.3">
          <table:table-cell table:style-name="Таблица2.A2" office:value-type="string">
            <text:p text:style-name="P41">5</text:p>
          </table:table-cell>
          <table:table-cell table:style-name="Таблица2.A2" office:value-type="string">
            <text:p text:style-name="P18">Фильтрация пустой таблицы при выборе действия</text:p>
          </table:table-cell>
          <table:table-cell table:style-name="Таблица2.A2" office:value-type="string">
            <text:p text:style-name="P18">8</text:p>
          </table:table-cell>
          <table:table-cell table:style-name="Таблица2.D2" office:value-type="string">
            <text:p text:style-name="P18">Ошибка</text:p>
          </table:table-cell>
        </table:table-row>
        <table:table-row table:style-name="Таблица2.3">
          <table:table-cell table:style-name="Таблица2.A2" office:value-type="string">
            <text:p text:style-name="P42">6</text:p>
          </table:table-cell>
          <table:table-cell table:style-name="Таблица2.A2" office:value-type="string">
            <text:p text:style-name="P19">Если при фильтрации ничего не нашлось</text:p>
          </table:table-cell>
          <table:table-cell table:style-name="Таблица2.A2" office:value-type="string">
            <text:p text:style-name="P18">-<text:span text:style-name="T96">1</text:span></text:p>
          </table:table-cell>
          <table:table-cell table:style-name="Таблица2.D2" office:value-type="string">
            <text:p text:style-name="P19">Сообщение о том, что ничего не <text:s/>нашлось</text:p>
          </table:table-cell>
        </table:table-row>
        <table:table-row table:style-name="Таблица2.3">
          <table:table-cell table:style-name="Таблица2.A2" office:value-type="string">
            <text:p text:style-name="P42">7</text:p>
          </table:table-cell>
          <table:table-cell table:style-name="Таблица2.A2" office:value-type="string">
            <text:p text:style-name="P19">Добавление 10006 записи</text:p>
          </table:table-cell>
          <table:table-cell table:style-name="Таблица2.A2" office:value-type="string">
            <text:p text:style-name="P19">Информация о студенте</text:p>
          </table:table-cell>
          <table:table-cell table:style-name="Таблица2.D2" office:value-type="string">
            <text:p text:style-name="P19">Ошибка переполнения</text:p>
          </table:table-cell>
        </table:table-row>
        <table:table-row table:style-name="Таблица2.3">
          <table:table-cell table:style-name="Таблица2.A2" office:value-type="string">
            <text:p text:style-name="P43">8</text:p>
          </table:table-cell>
          <table:table-cell table:style-name="Таблица2.A2" office:value-type="string">
            <text:p text:style-name="P20">Удаление записи, которой нет в таблице</text:p>
          </table:table-cell>
          <table:table-cell table:style-name="Таблица2.A2" office:value-type="string">
            <text:p text:style-name="P20">100 (таблица размера 40)</text:p>
          </table:table-cell>
          <table:table-cell table:style-name="Таблица2.D2" office:value-type="string">
            <text:p text:style-name="P20">Ошибка удаления</text:p>
          </table:table-cell>
        </table:table-row>
        <table:table-row table:style-name="Таблица2.3">
          <table:table-cell table:style-name="Таблица2.A2" office:value-type="string">
            <text:p text:style-name="P44">9</text:p>
          </table:table-cell>
          <table:table-cell table:style-name="Таблица2.A2" office:value-type="string">
            <text:p text:style-name="P21">Вывод таблицы размера 0 при выборе действия</text:p>
          </table:table-cell>
          <table:table-cell table:style-name="Таблица2.A2" office:value-type="string">
            <text:p text:style-name="P21">2 или 3</text:p>
          </table:table-cell>
          <table:table-cell table:style-name="Таблица2.D2" office:value-type="string">
            <text:p text:style-name="P21">Ошибка</text:p>
          </table:table-cell>
        </table:table-row>
        <table:table-row table:style-name="Таблица2.3">
          <table:table-cell table:style-name="Таблица2.A2" office:value-type="string">
            <text:p text:style-name="P45">10 </text:p>
          </table:table-cell>
          <table:table-cell table:style-name="Таблица2.A2" office:value-type="string">
            <text:p text:style-name="P22">Выбор алгоритма сортировки</text:p>
          </table:table-cell>
          <table:table-cell table:style-name="Таблица2.A2" office:value-type="string">
            <text:p text:style-name="P22">Число не равное 1 или 2</text:p>
          </table:table-cell>
          <table:table-cell table:style-name="Таблица2.D2" office:value-type="string">
            <text:p text:style-name="P22">Ошибка</text:p>
          </table:table-cell>
        </table:table-row>
        <table:table-row table:style-name="Таблица2.3">
          <table:table-cell table:style-name="Таблица2.A2" office:value-type="string">
            <text:p text:style-name="P45">11</text:p>
          </table:table-cell>
          <table:table-cell table:style-name="Таблица2.A2" office:value-type="string">
            <text:p text:style-name="P22">Вывод существующей таблицы</text:p>
          </table:table-cell>
          <table:table-cell table:style-name="Таблица2.A2" office:value-type="string">
            <text:p text:style-name="P22">2 или 3</text:p>
          </table:table-cell>
          <table:table-cell table:style-name="Таблица2.D2" office:value-type="string">
            <text:p text:style-name="P22">Таблица выводится в файл</text:p>
          </table:table-cell>
        </table:table-row>
        <text:soft-page-break/>
        <table:table-row table:style-name="Таблица2.3">
          <table:table-cell table:style-name="Таблица2.A2" office:value-type="string">
            <text:p text:style-name="P45">12</text:p>
          </table:table-cell>
          <table:table-cell table:style-name="Таблица2.A2" office:value-type="string">
            <text:p text:style-name="P22">Вывод в файл</text:p>
          </table:table-cell>
          <table:table-cell table:style-name="Таблица2.A2" office:value-type="string">
            <text:p text:style-name="P22">Имя файла</text:p>
          </table:table-cell>
          <table:table-cell table:style-name="Таблица2.D2" office:value-type="string">
            <text:p text:style-name="P22">Таблица выводится в файл</text:p>
          </table:table-cell>
        </table:table-row>
        <table:table-row table:style-name="Таблица2.3">
          <table:table-cell table:style-name="Таблица2.A2" office:value-type="string">
            <text:p text:style-name="P46">13</text:p>
          </table:table-cell>
          <table:table-cell table:style-name="Таблица2.A2" office:value-type="string">
            <text:p text:style-name="P23">Ввод имени файла</text:p>
          </table:table-cell>
          <table:table-cell table:style-name="Таблица2.A2" office:value-type="string">
            <text:p text:style-name="P24">Имя файла длиной больше 40</text:p>
          </table:table-cell>
          <table:table-cell table:style-name="Таблица2.D2" office:value-type="string">
            <text:p text:style-name="P24">Ошибка переполнения</text:p>
          </table:table-cell>
        </table:table-row>
        <table:table-row table:style-name="Таблица2.3">
          <table:table-cell table:style-name="Таблица2.A2" office:value-type="string">
            <text:p text:style-name="P47">14</text:p>
          </table:table-cell>
          <table:table-cell table:style-name="Таблица2.A2" office:value-type="string">
            <text:p text:style-name="P24">Ввод имени студента</text:p>
          </table:table-cell>
          <table:table-cell table:style-name="Таблица2.A2" office:value-type="string">
            <text:p text:style-name="P24">Длина строки больше 15</text:p>
          </table:table-cell>
          <table:table-cell table:style-name="Таблица2.D2" office:value-type="string">
            <text:p text:style-name="P24">Ошибка переполнения</text:p>
          </table:table-cell>
        </table:table-row>
        <table:table-row table:style-name="Таблица2.3">
          <table:table-cell table:style-name="Таблица2.A2" office:value-type="string">
            <text:p text:style-name="P47">15</text:p>
          </table:table-cell>
          <table:table-cell table:style-name="Таблица2.A2" office:value-type="string">
            <text:p text:style-name="P24">Ввод фамилии студента</text:p>
          </table:table-cell>
          <table:table-cell table:style-name="Таблица2.A2" office:value-type="string">
            <text:p text:style-name="P24">Длина строки больше 15</text:p>
          </table:table-cell>
          <table:table-cell table:style-name="Таблица2.D2" office:value-type="string">
            <text:p text:style-name="P24">Ошибка переполнения</text:p>
          </table:table-cell>
        </table:table-row>
        <table:table-row table:style-name="Таблица2.3">
          <table:table-cell table:style-name="Таблица2.A2" office:value-type="string">
            <text:p text:style-name="P47">16</text:p>
          </table:table-cell>
          <table:table-cell table:style-name="Таблица2.A2" office:value-type="string">
            <text:p text:style-name="P24">Ввод группы студента</text:p>
          </table:table-cell>
          <table:table-cell table:style-name="Таблица2.A2" office:value-type="string">
            <text:p text:style-name="P24">Длина строки больше 10</text:p>
          </table:table-cell>
          <table:table-cell table:style-name="Таблица2.D2" office:value-type="string">
            <text:p text:style-name="P24">Ошибка переполнения</text:p>
          </table:table-cell>
        </table:table-row>
        <table:table-row table:style-name="Таблица2.3">
          <table:table-cell table:style-name="Таблица2.A2" office:value-type="string">
            <text:p text:style-name="P47">17</text:p>
          </table:table-cell>
          <table:table-cell table:style-name="Таблица2.A2" office:value-type="string">
            <text:p text:style-name="P24">Ввод пола студента</text:p>
          </table:table-cell>
          <table:table-cell table:style-name="Таблица2.A2" office:value-type="string">
            <text:p text:style-name="P24">Длина строки больше 10</text:p>
          </table:table-cell>
          <table:table-cell table:style-name="Таблица2.D2" office:value-type="string">
            <text:p text:style-name="P24">Ошибка переполнения</text:p>
          </table:table-cell>
        </table:table-row>
        <table:table-row table:style-name="Таблица2.3">
          <table:table-cell table:style-name="Таблица2.A2" office:value-type="string">
            <text:p text:style-name="P47">18</text:p>
          </table:table-cell>
          <table:table-cell table:style-name="Таблица2.A2" office:value-type="string">
            <text:p text:style-name="P24">Считывание строки с данными о студенте из файла</text:p>
          </table:table-cell>
          <table:table-cell table:style-name="Таблица2.A2" office:value-type="string">
            <text:p text:style-name="P24">Длина строки больше 100</text:p>
          </table:table-cell>
          <table:table-cell table:style-name="Таблица2.D2" office:value-type="string">
            <text:p text:style-name="P24">Ошибка переполнения</text:p>
          </table:table-cell>
        </table:table-row>
        <table:table-row table:style-name="Таблица2.3">
          <table:table-cell table:style-name="Таблица2.A2" office:value-type="string">
            <text:p text:style-name="P47">19</text:p>
          </table:table-cell>
          <table:table-cell table:style-name="Таблица2.A2" office:value-type="string">
            <text:p text:style-name="P24">Ввод возраста студента</text:p>
          </table:table-cell>
          <table:table-cell table:style-name="Таблица2.A2" office:value-type="string">
            <text:p text:style-name="P24">Вводится <text:s/>не <text:s/>положительное число</text:p>
          </table:table-cell>
          <table:table-cell table:style-name="Таблица2.D2" office:value-type="string">
            <text:p text:style-name="P24">Ошибка ввода</text:p>
          </table:table-cell>
        </table:table-row>
        <table:table-row table:style-name="Таблица2.3">
          <table:table-cell table:style-name="Таблица2.A2" office:value-type="string">
            <text:p text:style-name="P47">20</text:p>
          </table:table-cell>
          <table:table-cell table:style-name="Таблица2.A2" office:value-type="string">
            <text:p text:style-name="P24">Ввод года поступления студента</text:p>
          </table:table-cell>
          <table:table-cell table:style-name="Таблица2.A2" office:value-type="string">
            <text:p text:style-name="P24">Вводится <text:s/>не <text:s/>положительное число</text:p>
          </table:table-cell>
          <table:table-cell table:style-name="Таблица2.D2" office:value-type="string">
            <text:p text:style-name="P47">Ошибка ввода</text:p>
          </table:table-cell>
        </table:table-row>
        <table:table-row table:style-name="Таблица2.3">
          <table:table-cell table:style-name="Таблица2.A2" office:value-type="string">
            <text:p text:style-name="P47">2<text:span text:style-name="T99">1</text:span></text:p>
          </table:table-cell>
          <table:table-cell table:style-name="Таблица2.A2" office:value-type="string">
            <text:p text:style-name="P24">Ввод <text:span text:style-name="T98">месяца</text:span> поступления студента</text:p>
          </table:table-cell>
          <table:table-cell table:style-name="Таблица2.A2" office:value-type="string">
            <text:p text:style-name="P24">Вводится <text:s/>не <text:s/>положительное число</text:p>
          </table:table-cell>
          <table:table-cell table:style-name="Таблица2.D2" office:value-type="string">
            <text:p text:style-name="P24">Ошибка ввода</text:p>
          </table:table-cell>
        </table:table-row>
        <table:table-row table:style-name="Таблица2.3">
          <table:table-cell table:style-name="Таблица2.A2" office:value-type="string">
            <text:p text:style-name="P47">2<text:span text:style-name="T100">2</text:span></text:p>
          </table:table-cell>
          <table:table-cell table:style-name="Таблица2.A2" office:value-type="string">
            <text:p text:style-name="P24">Ввод <text:span text:style-name="T100">дня</text:span> поступления студента</text:p>
          </table:table-cell>
          <table:table-cell table:style-name="Таблица2.A2" office:value-type="string">
            <text:p text:style-name="P24">Вводится <text:s/>не <text:s/>положительное число</text:p>
          </table:table-cell>
          <table:table-cell table:style-name="Таблица2.D2" office:value-type="string">
            <text:p text:style-name="P24">Ошибка ввода</text:p>
          </table:table-cell>
        </table:table-row>
        <table:table-row table:style-name="Таблица2.3">
          <table:table-cell table:style-name="Таблица2.A2" office:value-type="string">
            <text:p text:style-name="P47">2<text:span text:style-name="T101">3</text:span></text:p>
          </table:table-cell>
          <table:table-cell table:style-name="Таблица2.A2" office:value-type="string">
            <text:p text:style-name="P24">Ввод <text:span text:style-name="T101">средней оценки</text:span> <text:s/>студента</text:p>
          </table:table-cell>
          <table:table-cell table:style-name="Таблица2.A2" office:value-type="string">
            <text:p text:style-name="P24">Вводится <text:s/>не <text:s/><text:span text:style-name="T102">вещественное число </text:span><text:span text:style-name="T103">из <text:s/>диапазона <text:s/>[0; 5]</text:span></text:p>
          </table:table-cell>
          <table:table-cell table:style-name="Таблица2.D2" office:value-type="string">
            <text:p text:style-name="P24">Ошибка ввода</text:p>
          </table:table-cell>
        </table:table-row>
        <table:table-row table:style-name="Таблица2.3">
          <table:table-cell table:style-name="Таблица2.A2" office:value-type="string">
            <text:p text:style-name="P47">2<text:span text:style-name="T104">4</text:span></text:p>
          </table:table-cell>
          <table:table-cell table:style-name="Таблица2.A2" office:value-type="string">
            <text:p text:style-name="P24">Ввод <text:span text:style-name="T104">типа места проживания студента</text:span></text:p>
          </table:table-cell>
          <table:table-cell table:style-name="Таблица2.A2" office:value-type="string">
            <text:p text:style-name="P24">Вводится <text:s/>не <text:s text:c="2"/><text:span text:style-name="T105">число 1 или 2 </text:span><text:soft-page-break/><text:span text:style-name="T105">или 3</text:span></text:p>
          </table:table-cell>
          <table:table-cell table:style-name="Таблица2.D2" office:value-type="string">
            <text:p text:style-name="P24">Ошибка ввода</text:p>
          </table:table-cell>
        </table:table-row>
        <table:table-row table:style-name="Таблица2.3">
          <table:table-cell table:style-name="Таблица2.A2" office:value-type="string">
            <text:p text:style-name="P47">2<text:span text:style-name="T107">5</text:span></text:p>
          </table:table-cell>
          <table:table-cell table:style-name="Таблица2.A2" office:value-type="string">
            <text:p text:style-name="P24">Ввод <text:span text:style-name="T106">номера дома</text:span></text:p>
          </table:table-cell>
          <table:table-cell table:style-name="Таблица2.A2" office:value-type="string">
            <text:p text:style-name="P24">Вводится <text:s/>не <text:s/><text:span text:style-name="T106">положительное число</text:span></text:p>
          </table:table-cell>
          <table:table-cell table:style-name="Таблица2.D2" office:value-type="string">
            <text:p text:style-name="P24">Ошибка ввода</text:p>
          </table:table-cell>
        </table:table-row>
        <table:table-row table:style-name="Таблица2.3">
          <table:table-cell table:style-name="Таблица2.A2" office:value-type="string">
            <text:p text:style-name="P47">2<text:span text:style-name="T107">6</text:span></text:p>
          </table:table-cell>
          <table:table-cell table:style-name="Таблица2.A2" office:value-type="string">
            <text:p text:style-name="P24">Ввод <text:span text:style-name="T107">номера квартиры</text:span></text:p>
          </table:table-cell>
          <table:table-cell table:style-name="Таблица2.A2" office:value-type="string">
            <text:p text:style-name="P24">Вводится <text:s/>не <text:s/>положительное число</text:p>
          </table:table-cell>
          <table:table-cell table:style-name="Таблица2.D2" office:value-type="string">
            <text:p text:style-name="P24">Ошибка ввода</text:p>
          </table:table-cell>
        </table:table-row>
        <table:table-row table:style-name="Таблица2.3">
          <table:table-cell table:style-name="Таблица2.A2" office:value-type="string">
            <text:p text:style-name="P47">2<text:span text:style-name="T108">7</text:span></text:p>
          </table:table-cell>
          <table:table-cell table:style-name="Таблица2.A2" office:value-type="string">
            <text:p text:style-name="P24">Ввод <text:s/><text:span text:style-name="T108">улицы проживания студента</text:span></text:p>
          </table:table-cell>
          <table:table-cell table:style-name="Таблица2.A2" office:value-type="string">
            <text:p text:style-name="P25">Длина строки больше 30 </text:p>
          </table:table-cell>
          <table:table-cell table:style-name="Таблица2.D2" office:value-type="string">
            <text:p text:style-name="P24">Ошибка <text:span text:style-name="T109">переполнения</text:span></text:p>
          </table:table-cell>
        </table:table-row>
        <table:table-row table:style-name="Таблица2.3">
          <table:table-cell table:style-name="Таблица2.A2" office:value-type="string">
            <text:p text:style-name="P47">2<text:span text:style-name="T109">8</text:span></text:p>
          </table:table-cell>
          <table:table-cell table:style-name="Таблица2.A2" office:value-type="string">
            <text:p text:style-name="P24">Ввод <text:span text:style-name="T110">платы за аренду</text:span></text:p>
          </table:table-cell>
          <table:table-cell table:style-name="Таблица2.A2" office:value-type="string">
            <text:p text:style-name="P24">Вводится <text:s/>не <text:s/>положительное число</text:p>
          </table:table-cell>
          <table:table-cell table:style-name="Таблица2.D2" office:value-type="string">
            <text:p text:style-name="P24">Ошибка ввода</text:p>
          </table:table-cell>
        </table:table-row>
      </table:table>
      <text:h text:style-name="P118" text:outline-level="1"/>
      <text:h text:style-name="P118" text:outline-level="1">ЗАМЕРЫ ВРЕМЕНИ РАБОТЫ</text:h>
      <text:p text:style-name="P136">В ходе эксперимента для получения результатов проводилось 20 замеров по времени. Усредненный результат представлен в таблице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table:number-rows-spanned="2" office:value-type="string">
            <text:p text:style-name="P48">Размер таблицы</text:p>
          </table:table-cell>
          <table:table-cell table:style-name="Таблица3.A1" table:number-columns-spanned="2" office:value-type="string">
            <text:p text:style-name="P48">Пузырек</text:p>
          </table:table-cell>
          <table:covered-table-cell/>
          <table:table-cell table:style-name="Таблица3.D1" table:number-columns-spanned="2" office:value-type="string">
            <text:p text:style-name="P48">Быстрая</text:p>
          </table:table-cell>
          <table:covered-table-cell/>
        </table:table-row>
        <table:table-row>
          <table:covered-table-cell table:style-name="Таблица3.A1"/>
          <table:table-cell table:style-name="Таблица3.B2" office:value-type="string">
            <text:p text:style-name="P48">Обычная таблица</text:p>
          </table:table-cell>
          <table:table-cell table:style-name="Таблица3.B2" office:value-type="string">
            <text:p text:style-name="P48">Таблица ключей</text:p>
          </table:table-cell>
          <table:table-cell table:style-name="Таблица3.B2" office:value-type="string">
            <text:p text:style-name="P48">Обычная таблица</text:p>
          </table:table-cell>
          <table:table-cell table:style-name="Таблица3.E2" office:value-type="string">
            <text:p text:style-name="P48">Таблица ключей</text:p>
          </table:table-cell>
        </table:table-row>
        <table:table-row>
          <table:table-cell table:style-name="Таблица3.B2" office:value-type="string">
            <text:p text:style-name="P48">40</text:p>
          </table:table-cell>
          <table:table-cell table:style-name="Таблица3.B2" office:value-type="string">
            <text:p text:style-name="P36">0.062</text:p>
          </table:table-cell>
          <table:table-cell table:style-name="Таблица3.B2" office:value-type="string">
            <text:p text:style-name="P36">0.049</text:p>
          </table:table-cell>
          <table:table-cell table:style-name="Таблица3.B2" office:value-type="string">
            <text:p text:style-name="P36">0.028</text:p>
          </table:table-cell>
          <table:table-cell table:style-name="Таблица3.E2" office:value-type="string">
            <text:p text:style-name="P36">0.028</text:p>
          </table:table-cell>
        </table:table-row>
        <table:table-row>
          <table:table-cell table:style-name="Таблица3.B2" office:value-type="string">
            <text:p text:style-name="P48">100</text:p>
          </table:table-cell>
          <table:table-cell table:style-name="Таблица3.B2" office:value-type="string">
            <text:p text:style-name="P36">0.362</text:p>
          </table:table-cell>
          <table:table-cell table:style-name="Таблица3.B2" office:value-type="string">
            <text:p text:style-name="P36">0.434</text:p>
          </table:table-cell>
          <table:table-cell table:style-name="Таблица3.B2" office:value-type="string">
            <text:p text:style-name="P36">0.076</text:p>
          </table:table-cell>
          <table:table-cell table:style-name="Таблица3.E2" office:value-type="string">
            <text:p text:style-name="P36">0.058</text:p>
          </table:table-cell>
        </table:table-row>
        <table:table-row>
          <table:table-cell table:style-name="Таблица3.B2" office:value-type="string">
            <text:p text:style-name="P48">500</text:p>
          </table:table-cell>
          <table:table-cell table:style-name="Таблица3.B2" office:value-type="string">
            <text:p text:style-name="P36">6.292</text:p>
          </table:table-cell>
          <table:table-cell table:style-name="Таблица3.B2" office:value-type="string">
            <text:p text:style-name="P36">6.051</text:p>
          </table:table-cell>
          <table:table-cell table:style-name="Таблица3.B2" office:value-type="string">
            <text:p text:style-name="P36">0.357</text:p>
          </table:table-cell>
          <table:table-cell table:style-name="Таблица3.E2" office:value-type="string">
            <text:p text:style-name="P36">0.335</text:p>
          </table:table-cell>
        </table:table-row>
        <table:table-row>
          <table:table-cell table:style-name="Таблица3.B2" office:value-type="string">
            <text:p text:style-name="P48">1000</text:p>
          </table:table-cell>
          <table:table-cell table:style-name="Таблица3.B2" office:value-type="string">
            <text:p text:style-name="P36">32.879</text:p>
          </table:table-cell>
          <table:table-cell table:style-name="Таблица3.B2" office:value-type="string">
            <text:p text:style-name="P36">12.347</text:p>
          </table:table-cell>
          <table:table-cell table:style-name="Таблица3.B2" office:value-type="string">
            <text:p text:style-name="P36">0.708</text:p>
          </table:table-cell>
          <table:table-cell table:style-name="Таблица3.E2" office:value-type="string">
            <text:p text:style-name="P36">0.669</text:p>
          </table:table-cell>
        </table:table-row>
        <table:table-row>
          <table:table-cell table:style-name="Таблица3.A7" office:value-type="float" office:value="5000">
            <text:p text:style-name="P48">5000</text:p>
          </table:table-cell>
          <table:table-cell table:style-name="Таблица3.B2" office:value-type="string">
            <text:p text:style-name="P36">291.494</text:p>
          </table:table-cell>
          <table:table-cell table:style-name="Таблица3.B2" office:value-type="string">
            <text:p text:style-name="P36">248.843</text:p>
          </table:table-cell>
          <table:table-cell table:style-name="Таблица3.B2" office:value-type="string">
            <text:p text:style-name="P36">3.996</text:p>
          </table:table-cell>
          <table:table-cell table:style-name="Таблица3.E2" office:value-type="string">
            <text:p text:style-name="P36">3.592</text:p>
          </table:table-cell>
        </table:table-row>
        <table:table-row>
          <table:table-cell table:style-name="Таблица3.B2" office:value-type="string">
            <text:p text:style-name="P48">10000</text:p>
          </table:table-cell>
          <table:table-cell table:style-name="Таблица3.B2" office:value-type="string">
            <text:p text:style-name="P36">1236.592</text:p>
          </table:table-cell>
          <table:table-cell table:style-name="Таблица3.B2" office:value-type="string">
            <text:p text:style-name="P36">953.213</text:p>
          </table:table-cell>
          <table:table-cell table:style-name="Таблица3.B2" office:value-type="string">
            <text:p text:style-name="P36">6.441</text:p>
          </table:table-cell>
          <table:table-cell table:style-name="Таблица3.E2" office:value-type="string">
            <text:p text:style-name="P37">7.942</text:p>
          </table:table-cell>
        </table:table-row>
      </table:table>
      <text:p text:style-name="P63">*<text:span text:style-name="T112">Замеры времени в таблице представлены в миллисекундах</text:span></text:p>
      <text:h text:style-name="P9" text:outline-level="1"/>
      <text:h text:style-name="P9" text:outline-level="1"><text:soft-page-break/>ОБЪЕМ ИСПОЛЬЗУЕМОЙ ПАМЯТИ</text:h>
      <text:p text:style-name="P32"/>
      <text:p text:style-name="P62">Размер обычной таблицы в байтах – 160, размер таблицы ключей в байтах - 24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35">Размер таблицы</text:p>
          </table:table-cell>
          <table:table-cell table:style-name="Таблица4.A1" office:value-type="string">
            <text:p text:style-name="P35">Обычная таблица</text:p>
          </table:table-cell>
          <table:table-cell table:style-name="Таблица4.C1" office:value-type="string">
            <text:p text:style-name="P35">Обычная таблица + таблица ключей</text:p>
          </table:table-cell>
        </table:table-row>
        <table:table-row>
          <table:table-cell table:style-name="Таблица4.A2" office:value-type="string">
            <text:p text:style-name="P35">40</text:p>
          </table:table-cell>
          <table:table-cell table:style-name="Таблица4.A2" office:value-type="string">
            <text:p text:style-name="P38">6400</text:p>
          </table:table-cell>
          <table:table-cell table:style-name="Таблица4.C2" office:value-type="string">
            <text:p text:style-name="P38">7360</text:p>
          </table:table-cell>
        </table:table-row>
        <table:table-row>
          <table:table-cell table:style-name="Таблица4.A2" office:value-type="string">
            <text:p text:style-name="P35">100</text:p>
          </table:table-cell>
          <table:table-cell table:style-name="Таблица4.A2" office:value-type="string">
            <text:p text:style-name="P38">16000</text:p>
          </table:table-cell>
          <table:table-cell table:style-name="Таблица4.C2" office:value-type="string">
            <text:p text:style-name="P38">18400</text:p>
          </table:table-cell>
        </table:table-row>
        <table:table-row>
          <table:table-cell table:style-name="Таблица4.A2" office:value-type="string">
            <text:p text:style-name="P35">500</text:p>
          </table:table-cell>
          <table:table-cell table:style-name="Таблица4.A2" office:value-type="string">
            <text:p text:style-name="P38">80000</text:p>
          </table:table-cell>
          <table:table-cell table:style-name="Таблица4.C2" office:value-type="string">
            <text:p text:style-name="P38">92000</text:p>
          </table:table-cell>
        </table:table-row>
        <table:table-row>
          <table:table-cell table:style-name="Таблица4.A2" office:value-type="string">
            <text:p text:style-name="P35">1000</text:p>
          </table:table-cell>
          <table:table-cell table:style-name="Таблица4.A2" office:value-type="string">
            <text:p text:style-name="P38">160000</text:p>
          </table:table-cell>
          <table:table-cell table:style-name="Таблица4.C2" office:value-type="string">
            <text:p text:style-name="P38">184000</text:p>
          </table:table-cell>
        </table:table-row>
        <table:table-row>
          <table:table-cell table:style-name="Таблица4.A2" office:value-type="string">
            <text:p text:style-name="P35">5000</text:p>
          </table:table-cell>
          <table:table-cell table:style-name="Таблица4.A2" office:value-type="string">
            <text:p text:style-name="P38">800000</text:p>
          </table:table-cell>
          <table:table-cell table:style-name="Таблица4.C2" office:value-type="string">
            <text:p text:style-name="P38">920000</text:p>
          </table:table-cell>
        </table:table-row>
        <table:table-row>
          <table:table-cell table:style-name="Таблица4.A2" office:value-type="string">
            <text:p text:style-name="P35">10000</text:p>
          </table:table-cell>
          <table:table-cell table:style-name="Таблица4.A2" office:value-type="string">
            <text:p text:style-name="P38">1600000</text:p>
          </table:table-cell>
          <table:table-cell table:style-name="Таблица4.C2" office:value-type="string">
            <text:p text:style-name="P38">1840000</text:p>
          </table:table-cell>
        </table:table-row>
      </table:table>
      <text:p text:style-name="P63">*<text:span text:style-name="T111">Значения в таблице представлены в байтах</text:span></text:p>
      <text:h text:style-name="P122" text:outline-level="1">ОЦЕНКА ЭФФЕКТИВНОСТИ</text:h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49">Размер таблицы</text:p>
          </table:table-cell>
          <table:table-cell table:style-name="Таблица5.A1" office:value-type="string">
            <text:p text:style-name="P49">Пузырек</text:p>
          </table:table-cell>
          <table:table-cell table:style-name="Таблица5.C1" office:value-type="string">
            <text:p text:style-name="P49">Быстрая</text:p>
          </table:table-cell>
        </table:table-row>
        <table:table-row>
          <table:table-cell table:style-name="Таблица5.A2" office:value-type="string">
            <text:p text:style-name="P50">40</text:p>
          </table:table-cell>
          <table:table-cell table:style-name="Таблица5.A2" office:value-type="string">
            <text:p text:style-name="P50">1.27</text:p>
          </table:table-cell>
          <table:table-cell table:style-name="Таблица5.C2" office:value-type="string">
            <text:p text:style-name="P50">1</text:p>
          </table:table-cell>
        </table:table-row>
        <table:table-row>
          <table:table-cell table:style-name="Таблица5.A2" office:value-type="string">
            <text:p text:style-name="P50">100</text:p>
          </table:table-cell>
          <table:table-cell table:style-name="Таблица5.A2" office:value-type="string">
            <text:p text:style-name="P50">0.83</text:p>
          </table:table-cell>
          <table:table-cell table:style-name="Таблица5.C2" office:value-type="string">
            <text:p text:style-name="P50">1.31</text:p>
          </table:table-cell>
        </table:table-row>
        <table:table-row>
          <table:table-cell table:style-name="Таблица5.A2" office:value-type="string">
            <text:p text:style-name="P50">500</text:p>
          </table:table-cell>
          <table:table-cell table:style-name="Таблица5.A2" office:value-type="string">
            <text:p text:style-name="P50">1.04</text:p>
          </table:table-cell>
          <table:table-cell table:style-name="Таблица5.C2" office:value-type="string">
            <text:p text:style-name="P50">1.07</text:p>
          </table:table-cell>
        </table:table-row>
        <table:table-row>
          <table:table-cell table:style-name="Таблица5.A2" office:value-type="string">
            <text:p text:style-name="P50">1000</text:p>
          </table:table-cell>
          <table:table-cell table:style-name="Таблица5.A2" office:value-type="string">
            <text:p text:style-name="P51">2.66</text:p>
          </table:table-cell>
          <table:table-cell table:style-name="Таблица5.C2" office:value-type="string">
            <text:p text:style-name="P52">1.06</text:p>
          </table:table-cell>
        </table:table-row>
        <table:table-row>
          <table:table-cell table:style-name="Таблица5.A2" office:value-type="string">
            <text:p text:style-name="P50">5000</text:p>
          </table:table-cell>
          <table:table-cell table:style-name="Таблица5.A2" office:value-type="string">
            <text:p text:style-name="P52">1.17</text:p>
          </table:table-cell>
          <table:table-cell table:style-name="Таблица5.C2" office:value-type="string">
            <text:p text:style-name="P52">1.11</text:p>
          </table:table-cell>
        </table:table-row>
        <table:table-row>
          <table:table-cell table:style-name="Таблица5.A2" office:value-type="string">
            <text:p text:style-name="P50">10000</text:p>
          </table:table-cell>
          <table:table-cell table:style-name="Таблица5.A2" office:value-type="string">
            <text:p text:style-name="P52">1.3</text:p>
          </table:table-cell>
          <table:table-cell table:style-name="Таблица5.C2" office:value-type="string">
            <text:p text:style-name="P52">0.81</text:p>
          </table:table-cell>
        </table:table-row>
      </table:table>
      <text:p text:style-name="P63">*<text:span text:style-name="T116">Числа во втором и третьем столбце определяются отношением времени работы сортировки обычной таблицы к времени работы таблицы ключей</text:span></text:p>
      <text:h text:style-name="P120" text:outline-level="1"/>
      <text:h text:style-name="P120" text:outline-level="1"/>
      <text:h text:style-name="P120" text:outline-level="1"><text:soft-page-break/>ОТВЕТЫ НА КОНТРОЛЬНЫЕ ВОПРОСЫ</text:h>
      <text:p text:style-name="P90">1. Как выделяется память под вариантную часть записи?</text:p>
      <text:p text:style-name="P91">Память выделяется в соответствии с самой большой по размеру структурой.</text:p>
      <text:p text:style-name="P90">2. Что будет, если в вариантную часть ввести данные, несоответствующие описанным?</text:p>
      <text:p text:style-name="P92">Аварийное завершение программы.</text:p>
      <text:p text:style-name="P90">3. Кто должен следить за правильностью выполнения операций с вариантной частью записи?</text:p>
      <text:p text:style-name="P93">Программист.<text:span text:style-name="T40"><text:line-break/>4. Что представляет собой таблица ключей, зачем она нужна?</text:span></text:p>
      <text:p text:style-name="P33"><text:span text:style-name="T7">Т</text:span><text:span text:style-name="T6">аблица ключей — </text:span><text:span text:style-name="T8">таблица вида </text:span><text:span text:style-name="T11">индекс-поле</text:span><text:span text:style-name="T8">, где </text:span><text:span text:style-name="T11">поле</text:span><text:span text:style-name="T8"> — поле таблицы, а </text:span><text:span text:style-name="T11">индекс</text:span><text:span text:style-name="T8"> — индекс этого поля в таблице. Таблица ключей ускоряет работу сортировки, так как в исходной таблице не приходится менять местами строки, достаточно организовать сортировку таблицы ключей и выводить строки исходной таблицы в соответствии с индексом таблицы ключей.</text:span></text:p>
      <text:p text:style-name="P90">5. В каких случаях эффективнее обрабатывать данные в самой таблице, а когда – использовать таблицу ключей?</text:p>
      <text:p text:style-name="P88"><text:bookmark-start text:name="__RefHeading___Toc1505_1224043242"/>На больших данных однозначно эффективнее таблица ключей. На небольших данных разница несущественна. <text:bookmark-end text:name="__RefHeading___Toc1505_1224043242"/></text:p>
      <text:p text:style-name="P34"><text:span text:style-name="T9">6</text:span><text:span text:style-name="T10">. Какие способы сортировки предпочтительнее для обработки таблиц и почему?</text:span></text:p>
      <text:p text:style-name="P88">Способы сортировки, в которых используется компаратор, потому что он позволяет сравнивать разные строки таблицы.</text:p>
      <text:p text:style-name="P89"/>
      <text:h text:style-name="P123" text:outline-level="1">ВЫВОД</text:h>
      <text:p text:style-name="P64">В рамках этой лабораторной работ<text:span text:style-name="T118">ы</text:span> я изучил такой тип данных, как запись. Запись реализуется с помощью структур и объединений. Я научился сортировать массив записей по <text:span text:style-name="T119">выбранному </text:span>полю двумя способами: сортировать сразу массив записей, сортировать вспомогательный массив ключей. Так же я сравнил скорости работы этих двух способов для двух сортировок (пузырьком и быстрой сортировкой). <text:span text:style-name="T117">Очевидно, что сортировать массив с помощью таблицы ключей более затратно по памяти (</text:span><text:span text:style-name="T126">согласно таблице</text:span><text:span text:style-name="T117"> «Объем используемой памяти» </text:span><text:span text:style-name="T126">затраты по памяти на 15% больше</text:span><text:span text:style-name="T117">), но этот способ дает преимущество по времени (</text:span><text:span text:style-name="T126">согласно таблице</text:span><text:span text:style-name="T117"> «Замеры времени работы» </text:span><text:span text:style-name="T126">в среднем на 10% быстрее</text:span><text:span text:style-name="T117">). </text:span><text:span text:style-name="T118">Связано это с тем, что при сортировк</text:span><text:span text:style-name="T120">е</text:span><text:span text:style-name="T118"> с помощью ключей </text:span><text:span text:style-name="T120">мы экономим время при перестановке </text:span><text:soft-page-break/><text:span text:style-name="T120">элементов, потому что размер элемента в массиве ключей меньше размера элемента в исходной таблице. Соответственно и перестановка происходит быстрее. </text:span><text:span text:style-name="T121">А также по таблице «Замеры времени работы» </text:span><text:span text:style-name="T122">можно заметить</text:span><text:span text:style-name="T121"> преимущество </text:span><text:span text:style-name="T122">во</text:span><text:span text:style-name="T121"> времени </text:span><text:span text:style-name="T122">при</text:span><text:span text:style-name="T121"> использовании быстрой сортировки.</text:span></text:p>
      <text:h text:style-name="P6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1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12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235</meta:editing-cycles>
    <meta:print-date>2019-11-26T17:37:00</meta:print-date>
    <meta:creation-date>2018-12-20T06:53:00</meta:creation-date>
    <dc:date>2023-10-14T14:00:34.944613958</dc:date>
    <meta:editing-duration>PT21H46M9S</meta:editing-duration>
    <meta:generator>LibreOffice/7.3.7.2$Linux_X86_64 LibreOffice_project/30$Build-2</meta:generator>
    <meta:document-statistic meta:table-count="5" meta:image-count="1" meta:object-count="0" meta:page-count="13" meta:paragraph-count="386" meta:word-count="1719" meta:character-count="12215" meta:non-whitespace-character-count="107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